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6000002776D7996EA736654E2.png" manifest:media-type="image/png"/>
  <manifest:file-entry manifest:full-path="Pictures/100000000000029D000002A113731FE25D296B2F.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10000012D000001AEB3B602C29EADCFBA.png" manifest:media-type="image/png"/>
  <manifest:file-entry manifest:full-path="Pictures/10000000000003A3000001D5C732987A04DE6AE2.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362000002C17CE54DC5C4E9EE84.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1C000002E1ECA5B6B213F6A03D.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161000001DDC43ECA25EDAA3087.png" manifest:media-type="image/png"/>
  <manifest:file-entry manifest:full-path="Pictures/10000000000001C8000000EE3E1B3E7E5026CC6C.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1000003FA000002D98240563099C213B8.png" manifest:media-type="image/png"/>
  <manifest:file-entry manifest:full-path="Pictures/1000000100000261000002C04FECBDC843F11639.png" manifest:media-type="image/png"/>
  <manifest:file-entry manifest:full-path="Pictures/10000001000003590000025D0B72DD003A3B9B14.png" manifest:media-type="image/png"/>
  <manifest:file-entry manifest:full-path="Pictures/10000001000002FE000001EA432749178757C21B.png" manifest:media-type="image/png"/>
  <manifest:file-entry manifest:full-path="Pictures/10000000000003EC000002410C2731DB2685CE0E.png" manifest:media-type="image/png"/>
  <manifest:file-entry manifest:full-path="Pictures/10000001000001390000021D17B6E1051A7BBF16.png" manifest:media-type="image/png"/>
  <manifest:file-entry manifest:full-path="Pictures/100000010000032F000001D3F76EADD663745A56.png" manifest:media-type="image/png"/>
  <manifest:file-entry manifest:full-path="Pictures/100000010000035800000247A1FCEE9067B5C526.png" manifest:media-type="image/png"/>
  <manifest:file-entry manifest:full-path="Pictures/100000000000024B0000018534241D9F6241B342.png" manifest:media-type="image/png"/>
  <manifest:file-entry manifest:full-path="Pictures/100000000000043D0000029067DFC13B93017D79.png" manifest:media-type="image/png"/>
  <manifest:file-entry manifest:full-path="Pictures/100000000000025200000173EA8A5EA201AB7C6C.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automatic-styles>
    <style:style style:name="PrototypingResults" style:family="table">
      <style:table-properties style:width="6.941in" fo:margin-left="0in" table:align="left" style:may-break-between-rows="false"/>
    </style:style>
    <style:style style:name="PrototypingResults.A" style:family="table-column">
      <style:table-column-properties style:column-width="1.0604in"/>
    </style:style>
    <style:style style:name="PrototypingResults.B" style:family="table-column">
      <style:table-column-properties style:column-width="0.8146in"/>
    </style:style>
    <style:style style:name="PrototypingResults.C" style:family="table-column">
      <style:table-column-properties style:column-width="0.8715in"/>
    </style:style>
    <style:style style:name="PrototypingResults.D" style:family="table-column">
      <style:table-column-properties style:column-width="0.9375in"/>
    </style:style>
    <style:style style:name="PrototypingResults.F" style:family="table-column">
      <style:table-column-properties style:column-width="0.691in"/>
    </style:style>
    <style:style style:name="Prototyping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in" fo:border="none" style:writing-mode="page">
        <style:background-image/>
      </style:table-cell-properties>
    </style:style>
    <style:style style:name="PrototypingResults.B2" style:family="table-cell" style:data-style-name="N10000">
      <style:table-cell-properties fo:background-color="transparent" fo:padding="0in" fo:border="none" style:writing-mode="page">
        <style:background-image/>
      </style:table-cell-properties>
    </style:style>
    <style:style style:name="PrototypingResults.A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44578b" style:font-weight-asian="bold" style:font-weight-complex="bold"/>
    </style:style>
    <style:style style:name="P4" style:family="paragraph" style:parent-style-name="Text_20_body">
      <style:text-properties fo:font-weight="bold" officeooo:paragraph-rsid="0016fea2" style:font-weight-asian="bold" style:font-weight-complex="bold"/>
    </style:style>
    <style:style style:name="P5" style:family="paragraph" style:parent-style-name="Text_20_body">
      <style:text-properties fo:font-weight="bold" officeooo:paragraph-rsid="00294b09" style:font-weight-asian="bold" style:font-weight-complex="bold"/>
    </style:style>
    <style:style style:name="P6" style:family="paragraph" style:parent-style-name="Text_20_body">
      <style:text-properties fo:font-weight="bold" officeooo:rsid="0038a05e" officeooo:paragraph-rsid="0038a05e" style:font-weight-asian="bold" style:font-weight-complex="bold"/>
    </style:style>
    <style:style style:name="P7" style:family="paragraph" style:parent-style-name="Text_20_body">
      <style:text-properties fo:language="da" fo:country="DK"/>
    </style:style>
    <style:style style:name="P8" style:family="paragraph" style:parent-style-name="Text_20_body">
      <style:paragraph-properties fo:margin-left="0.9846in" fo:margin-top="0in" fo:margin-bottom="0in" style:contextual-spacing="false">
        <style:tab-stops/>
      </style:paragraph-properties>
    </style:style>
    <style:style style:name="P9" style:family="paragraph" style:parent-style-name="Text_20_body">
      <style:paragraph-properties fo:margin-left="0.9846in">
        <style:tab-stops/>
      </style:paragraph-properties>
    </style:style>
    <style:style style:name="P10" style:family="paragraph" style:parent-style-name="Text_20_body">
      <style:text-properties fo:font-size="14pt" fo:font-weight="bold" style:font-size-asian="14pt" style:font-weight-asian="bold" style:font-size-complex="14pt" style:font-weight-complex="bold"/>
    </style:style>
    <style:style style:name="P11" style:family="paragraph" style:parent-style-name="Text_20_body">
      <style:text-properties style:text-underline-style="solid" style:text-underline-width="auto" style:text-underline-color="font-color" officeooo:rsid="004d71bc" officeooo:paragraph-rsid="004d71bc"/>
    </style:style>
    <style:style style:name="P12"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13"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14"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15"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16" style:family="paragraph" style:parent-style-name="Text_20_body">
      <style:text-properties style:text-underline-style="solid" style:text-underline-width="auto" style:text-underline-color="font-color" officeooo:rsid="005184a7" officeooo:paragraph-rsid="005184a7"/>
    </style:style>
    <style:style style:name="P17" style:family="paragraph" style:parent-style-name="Text_20_body">
      <style:text-properties style:text-underline-style="solid" style:text-underline-width="auto" style:text-underline-color="font-color" officeooo:rsid="005184a7" officeooo:paragraph-rsid="0052a7ff"/>
    </style:style>
    <style:style style:name="P18" style:family="paragraph" style:parent-style-name="Text_20_body">
      <style:text-properties style:text-underline-style="solid" style:text-underline-width="auto" style:text-underline-color="font-color" officeooo:paragraph-rsid="0016fea2"/>
    </style:style>
    <style:style style:name="P19" style:family="paragraph" style:parent-style-name="Text_20_body">
      <style:text-properties style:text-underline-style="solid" style:text-underline-width="auto" style:text-underline-color="font-color" officeooo:paragraph-rsid="004095c3"/>
    </style:style>
    <style:style style:name="P20" style:family="paragraph" style:parent-style-name="Text_20_body">
      <style:text-properties style:text-underline-style="solid" style:text-underline-width="auto" style:text-underline-color="font-color" officeooo:rsid="00669b8d" officeooo:paragraph-rsid="00669b8d"/>
    </style:style>
    <style:style style:name="P21" style:family="paragraph" style:parent-style-name="Text_20_body">
      <style:text-properties style:text-underline-style="solid" style:text-underline-width="auto" style:text-underline-color="font-color" officeooo:rsid="00685d43" officeooo:paragraph-rsid="00685d43"/>
    </style:style>
    <style:style style:name="P22" style:family="paragraph" style:parent-style-name="Text_20_body">
      <style:text-properties style:text-underline-style="solid" style:text-underline-width="auto" style:text-underline-color="font-color" officeooo:rsid="006d5186" officeooo:paragraph-rsid="006d5186"/>
    </style:style>
    <style:style style:name="P23" style:family="paragraph" style:parent-style-name="Text_20_body">
      <style:text-properties style:text-underline-style="solid" style:text-underline-width="auto" style:text-underline-color="font-color" officeooo:paragraph-rsid="006fec8b"/>
    </style:style>
    <style:style style:name="P24" style:family="paragraph" style:parent-style-name="Text_20_body">
      <style:text-properties style:text-underline-style="solid" style:text-underline-width="auto" style:text-underline-color="font-color" officeooo:rsid="006fec8b" officeooo:paragraph-rsid="006fec8b"/>
    </style:style>
    <style:style style:name="P25" style:family="paragraph" style:parent-style-name="Text_20_body">
      <style:text-properties style:text-underline-style="solid" style:text-underline-width="auto" style:text-underline-color="font-color" officeooo:paragraph-rsid="001721f5"/>
    </style:style>
    <style:style style:name="P26" style:family="paragraph" style:parent-style-name="Text_20_body">
      <style:text-properties fo:font-weight="normal" officeooo:rsid="003536e0" officeooo:paragraph-rsid="003536e0" style:font-weight-asian="normal" style:font-weight-complex="normal"/>
    </style:style>
    <style:style style:name="P27" style:family="paragraph" style:parent-style-name="Text_20_body">
      <style:text-properties fo:font-weight="normal" officeooo:rsid="002f2941" officeooo:paragraph-rsid="002f2941" style:font-weight-asian="normal" style:font-weight-complex="normal"/>
    </style:style>
    <style:style style:name="P28" style:family="paragraph" style:parent-style-name="Text_20_body">
      <style:text-properties fo:font-weight="normal" officeooo:rsid="002da897" officeooo:paragraph-rsid="002da897" style:font-weight-asian="normal" style:font-weight-complex="normal"/>
    </style:style>
    <style:style style:name="P29" style:family="paragraph" style:parent-style-name="Text_20_body">
      <style:text-properties fo:font-weight="normal" officeooo:rsid="002e7678" officeooo:paragraph-rsid="002e7678" style:font-weight-asian="normal" style:font-weight-complex="normal"/>
    </style:style>
    <style:style style:name="P30" style:family="paragraph" style:parent-style-name="Text_20_body">
      <style:text-properties officeooo:paragraph-rsid="0016fea2"/>
    </style:style>
    <style:style style:name="P31" style:family="paragraph" style:parent-style-name="Text_20_body">
      <style:text-properties officeooo:paragraph-rsid="003bb6c0"/>
    </style:style>
    <style:style style:name="P32" style:family="paragraph" style:parent-style-name="Text_20_body">
      <style:text-properties officeooo:paragraph-rsid="003e3b27"/>
    </style:style>
    <style:style style:name="P33" style:family="paragraph" style:parent-style-name="Text_20_body">
      <style:text-properties officeooo:paragraph-rsid="0044578b"/>
    </style:style>
    <style:style style:name="P34" style:family="paragraph" style:parent-style-name="Text_20_body">
      <style:text-properties officeooo:paragraph-rsid="004095c3"/>
    </style:style>
    <style:style style:name="P35" style:family="paragraph" style:parent-style-name="Text_20_body">
      <style:text-properties officeooo:paragraph-rsid="00626137"/>
    </style:style>
    <style:style style:name="P36" style:family="paragraph" style:parent-style-name="Text_20_body">
      <style:text-properties officeooo:paragraph-rsid="00669b8d"/>
    </style:style>
    <style:style style:name="P37" style:family="paragraph" style:parent-style-name="Text_20_body">
      <style:text-properties officeooo:paragraph-rsid="00685d43"/>
    </style:style>
    <style:style style:name="P38" style:family="paragraph" style:parent-style-name="Text_20_body">
      <style:text-properties officeooo:paragraph-rsid="006d5186"/>
    </style:style>
    <style:style style:name="P39" style:family="paragraph" style:parent-style-name="Text_20_body">
      <style:text-properties officeooo:rsid="0044f60a" officeooo:paragraph-rsid="0044f60a"/>
    </style:style>
    <style:style style:name="P40" style:family="paragraph" style:parent-style-name="Text_20_body">
      <style:text-properties officeooo:paragraph-rsid="002d9468"/>
    </style:style>
    <style:style style:name="P41" style:family="paragraph" style:parent-style-name="Text_20_body">
      <style:text-properties officeooo:rsid="00759312" officeooo:paragraph-rsid="00759312"/>
    </style:style>
    <style:style style:name="P42" style:family="paragraph" style:parent-style-name="Text_20_body">
      <style:text-properties officeooo:rsid="007876c4" officeooo:paragraph-rsid="00799157"/>
    </style:style>
    <style:style style:name="P43" style:family="paragraph" style:parent-style-name="Text_20_body">
      <style:text-properties officeooo:rsid="0077d755" officeooo:paragraph-rsid="007b771c"/>
    </style:style>
    <style:style style:name="P44" style:family="paragraph" style:parent-style-name="Text_20_body">
      <style:text-properties officeooo:rsid="0077d755" officeooo:paragraph-rsid="0077d755"/>
    </style:style>
    <style:style style:name="P45" style:family="paragraph" style:parent-style-name="Text_20_body">
      <style:text-properties officeooo:rsid="007f9e8b" officeooo:paragraph-rsid="007f9e8b"/>
    </style:style>
    <style:style style:name="P46" style:family="paragraph" style:parent-style-name="Text_20_body">
      <style:text-properties officeooo:rsid="007f9e8b" officeooo:paragraph-rsid="00812cc3"/>
    </style:style>
    <style:style style:name="P47" style:family="paragraph" style:parent-style-name="Text_20_body">
      <style:text-properties officeooo:rsid="007f9e8b" officeooo:paragraph-rsid="0086a8ee"/>
    </style:style>
    <style:style style:name="P48" style:family="paragraph" style:parent-style-name="Text_20_body">
      <style:text-properties officeooo:rsid="00812cc3" officeooo:paragraph-rsid="0086a8ee"/>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4579de" officeooo:paragraph-rsid="004579de"/>
    </style:style>
    <style:style style:name="P53" style:family="paragraph" style:parent-style-name="Text_20_body">
      <style:text-properties fo:color="#00a933" loext:opacity="100%"/>
    </style:style>
    <style:style style:name="P54" style:family="paragraph" style:parent-style-name="Text_20_body">
      <style:text-properties fo:color="#00a933" loext:opacity="100%" officeooo:rsid="00469430" officeooo:paragraph-rsid="00469430"/>
    </style:style>
    <style:style style:name="P55" style:family="paragraph" style:parent-style-name="Text_20_body">
      <style:text-properties fo:color="#00a933" loext:opacity="100%" officeooo:rsid="00474e35" officeooo:paragraph-rsid="00474e35"/>
    </style:style>
    <style:style style:name="P56" style:family="paragraph" style:parent-style-name="Text_20_body">
      <style:text-properties fo:color="#00a933" loext:opacity="100%" fo:font-weight="normal" officeooo:rsid="00474e35" officeooo:paragraph-rsid="00474e35" style:font-weight-asian="normal" style:font-weight-complex="normal"/>
    </style:style>
    <style:style style:name="P57" style:family="paragraph" style:parent-style-name="Text_20_body">
      <style:text-properties fo:color="#00a933" loext:opacity="100%" fo:font-weight="normal" officeooo:rsid="003536e0" officeooo:paragraph-rsid="003536e0" style:font-weight-asian="normal" style:font-weight-complex="normal"/>
    </style:style>
    <style:style style:name="P58" style:family="paragraph" style:parent-style-name="Text_20_body">
      <style:text-properties fo:color="#00a933" loext:opacity="100%" officeooo:paragraph-rsid="00759312"/>
    </style:style>
    <style:style style:name="P59" style:family="paragraph" style:parent-style-name="Text_20_body">
      <style:text-properties fo:color="#00a933" loext:opacity="100%" officeooo:rsid="002da897" officeooo:paragraph-rsid="002da897"/>
    </style:style>
    <style:style style:name="P60" style:family="paragraph" style:parent-style-name="Text_20_body">
      <style:text-properties fo:color="#00a933" loext:opacity="100%" officeooo:paragraph-rsid="002da897"/>
    </style:style>
    <style:style style:name="P61" style:family="paragraph" style:parent-style-name="Text_20_body">
      <style:text-properties fo:color="#00a933" loext:opacity="100%" officeooo:paragraph-rsid="00474e35"/>
    </style:style>
    <style:style style:name="P62" style:family="paragraph" style:parent-style-name="Text_20_body">
      <style:text-properties fo:color="#ff0000" loext:opacity="100%"/>
    </style:style>
    <style:style style:name="P63" style:family="paragraph" style:parent-style-name="Text_20_body">
      <style:text-properties fo:color="#ff0000" loext:opacity="100%" fo:background-color="transparent"/>
    </style:style>
    <style:style style:name="P64" style:family="paragraph" style:parent-style-name="Text_20_body">
      <style:text-properties officeooo:paragraph-rsid="002da897"/>
    </style:style>
    <style:style style:name="P65" style:family="paragraph" style:parent-style-name="Text_20_body">
      <style:text-properties officeooo:rsid="003c4e8b" officeooo:paragraph-rsid="003c4e8b"/>
    </style:style>
    <style:style style:name="P66" style:family="paragraph" style:parent-style-name="Text_20_body">
      <style:text-properties officeooo:rsid="00775bb0" officeooo:paragraph-rsid="00775bb0"/>
    </style:style>
    <style:style style:name="P67" style:family="paragraph" style:parent-style-name="Text_20_body">
      <style:text-properties officeooo:rsid="00865c22" officeooo:paragraph-rsid="00865c22"/>
    </style:style>
    <style:style style:name="P68" style:family="paragraph" style:parent-style-name="Title" style:master-page-name="MP0">
      <style:paragraph-properties style:page-number="auto" fo:break-before="page"/>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rsid="00759312" officeooo:paragraph-rsid="00759312"/>
    </style:style>
    <style:style style:name="P71" style:family="paragraph" style:parent-style-name="Heading_20_2">
      <style:paragraph-properties fo:break-before="page"/>
    </style:style>
    <style:style style:name="P72" style:family="paragraph" style:parent-style-name="Heading_20_2">
      <style:text-properties officeooo:rsid="00759312" officeooo:paragraph-rsid="00759312"/>
    </style:style>
    <style:style style:name="P73" style:family="paragraph" style:parent-style-name="Heading_20_2">
      <style:text-properties officeooo:rsid="002da897" officeooo:paragraph-rsid="002da897"/>
    </style:style>
    <style:style style:name="P74" style:family="paragraph" style:parent-style-name="Heading_20_2">
      <style:text-properties fo:color="#000000" loext:opacity="100%"/>
    </style:style>
    <style:style style:name="P75" style:family="paragraph" style:parent-style-name="Heading_20_2">
      <style:text-properties fo:color="#111111" loext:opacity="100%" fo:background-color="transparent"/>
    </style:style>
    <style:style style:name="P76" style:family="paragraph" style:parent-style-name="Heading_20_2">
      <style:text-properties officeooo:rsid="00775bb0" officeooo:paragraph-rsid="00775bb0"/>
    </style:style>
    <style:style style:name="P77" style:family="paragraph" style:parent-style-name="Heading_20_3">
      <style:paragraph-properties fo:break-before="page"/>
    </style:style>
    <style:style style:name="P78" style:family="paragraph" style:parent-style-name="Heading_20_3">
      <style:text-properties officeooo:rsid="003bb6c0" officeooo:paragraph-rsid="003bb6c0"/>
    </style:style>
    <style:style style:name="P79" style:family="paragraph" style:parent-style-name="Heading_20_3">
      <style:paragraph-properties fo:break-before="page"/>
      <style:text-properties officeooo:rsid="003e3b27" officeooo:paragraph-rsid="003e3b27"/>
    </style:style>
    <style:style style:name="P80" style:family="paragraph" style:parent-style-name="Heading_20_3">
      <style:paragraph-properties fo:break-before="page"/>
      <style:text-properties officeooo:rsid="0016fea2" officeooo:paragraph-rsid="0016fea2"/>
    </style:style>
    <style:style style:name="P81" style:family="paragraph" style:parent-style-name="Heading_20_3">
      <style:paragraph-properties fo:break-before="page"/>
      <style:text-properties officeooo:rsid="001721f5" officeooo:paragraph-rsid="001721f5"/>
    </style:style>
    <style:style style:name="P82" style:family="paragraph" style:parent-style-name="Heading_20_3">
      <style:text-properties officeooo:rsid="00759312" officeooo:paragraph-rsid="00759312"/>
    </style:style>
    <style:style style:name="P83" style:family="paragraph" style:parent-style-name="Heading_20_3">
      <style:text-properties fo:color="#00a933" loext:opacity="100%"/>
    </style:style>
    <style:style style:name="P84" style:family="paragraph" style:parent-style-name="Heading_20_3">
      <style:paragraph-properties fo:break-before="page"/>
      <style:text-properties fo:color="#00a933" loext:opacity="100%"/>
    </style:style>
    <style:style style:name="P85" style:family="paragraph" style:parent-style-name="Heading_20_3">
      <style:text-properties fo:color="#00a933" loext:opacity="100%" officeooo:rsid="002da897" officeooo:paragraph-rsid="002da897"/>
    </style:style>
    <style:style style:name="P86" style:family="paragraph" style:parent-style-name="Heading_20_3">
      <style:text-properties fo:color="#ff0000" loext:opacity="100%"/>
    </style:style>
    <style:style style:name="P87" style:family="paragraph" style:parent-style-name="Heading_20_3">
      <style:text-properties fo:color="#ff0000" loext:opacity="100%" fo:background-color="transparent"/>
    </style:style>
    <style:style style:name="P88" style:family="paragraph" style:parent-style-name="Heading_20_3">
      <style:text-properties officeooo:rsid="002da897" officeooo:paragraph-rsid="002da897"/>
    </style:style>
    <style:style style:name="P89" style:family="paragraph" style:parent-style-name="Heading_20_3">
      <style:text-properties officeooo:rsid="00775bb0" officeooo:paragraph-rsid="00775bb0"/>
    </style:style>
    <style:style style:name="P90" style:family="paragraph" style:parent-style-name="Heading_20_3">
      <style:text-properties officeooo:rsid="00865c22" officeooo:paragraph-rsid="00865c22"/>
    </style:style>
    <style:style style:name="P91" style:family="paragraph" style:parent-style-name="Heading_20_4">
      <style:paragraph-properties fo:break-before="page"/>
      <style:text-properties officeooo:paragraph-rsid="005770aa"/>
    </style:style>
    <style:style style:name="P92" style:family="paragraph" style:parent-style-name="Text_20_body" style:list-style-name="L1"/>
    <style:style style:name="P93" style:family="paragraph" style:parent-style-name="Text_20_body" style:list-style-name="L2"/>
    <style:style style:name="P94" style:family="paragraph" style:parent-style-name="Text_20_body" style:list-style-name="L2">
      <style:paragraph-properties fo:margin-top="0in" fo:margin-bottom="0in" style:contextual-spacing="false"/>
    </style:style>
    <style:style style:name="P95" style:family="paragraph" style:parent-style-name="Text_20_body" style:list-style-name="L3"/>
    <style:style style:name="P96" style:family="paragraph" style:parent-style-name="Text_20_body" style:list-style-name="L4"/>
    <style:style style:name="P97" style:family="paragraph" style:parent-style-name="Text_20_body" style:list-style-name="L4">
      <style:paragraph-properties fo:margin-top="0in" fo:margin-bottom="0in" style:contextual-spacing="false"/>
    </style:style>
    <style:style style:name="P98" style:family="paragraph" style:parent-style-name="Text_20_body" style:list-style-name="L5">
      <style:paragraph-properties fo:margin-top="0in" fo:margin-bottom="0in" style:contextual-spacing="false"/>
    </style:style>
    <style:style style:name="P99"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100" style:family="paragraph" style:parent-style-name="Text_20_body" style:list-style-name="L6"/>
    <style:style style:name="P101" style:family="paragraph" style:parent-style-name="Text_20_body" style:list-style-name="L7"/>
    <style:style style:name="P102" style:family="paragraph" style:parent-style-name="Text_20_body" style:list-style-name="L8"/>
    <style:style style:name="P103" style:family="paragraph" style:parent-style-name="Text_20_body" style:list-style-name="L9"/>
    <style:style style:name="P104" style:family="paragraph" style:parent-style-name="Text_20_body" style:list-style-name="L10"/>
    <style:style style:name="P105" style:family="paragraph" style:parent-style-name="Text_20_body" style:list-style-name="L11"/>
    <style:style style:name="P106" style:family="paragraph" style:parent-style-name="Text_20_body" style:list-style-name="L12">
      <style:text-properties officeooo:paragraph-rsid="004b81da"/>
    </style:style>
    <style:style style:name="P107" style:family="paragraph" style:parent-style-name="Text_20_body" style:list-style-name="L12">
      <style:text-properties fo:font-weight="normal" officeooo:paragraph-rsid="004b81da" style:font-weight-asian="normal" style:font-weight-complex="normal"/>
    </style:style>
    <style:style style:name="P108" style:family="paragraph" style:parent-style-name="Text_20_body" style:list-style-name="L13">
      <style:text-properties fo:font-weight="normal" officeooo:paragraph-rsid="004b81da" style:font-weight-asian="normal" style:font-weight-complex="normal"/>
    </style:style>
    <style:style style:name="P109" style:family="paragraph" style:parent-style-name="Text_20_body" style:list-style-name="L16">
      <style:text-properties fo:font-weight="normal" officeooo:rsid="004095c3" officeooo:paragraph-rsid="0052a7ff" style:font-weight-asian="normal" style:font-weight-complex="normal"/>
    </style:style>
    <style:style style:name="P110" style:family="paragraph" style:parent-style-name="Text_20_body" style:list-style-name="L16">
      <style:text-properties fo:font-weight="normal" officeooo:rsid="0052a7ff" officeooo:paragraph-rsid="0052a7ff" style:font-weight-asian="normal" style:font-weight-complex="normal"/>
    </style:style>
    <style:style style:name="P111" style:family="paragraph" style:parent-style-name="Text_20_body" style:list-style-name="L16">
      <style:text-properties fo:font-weight="normal" officeooo:rsid="0058f6af" officeooo:paragraph-rsid="0058f6af" style:font-weight-asian="normal" style:font-weight-complex="normal"/>
    </style:style>
    <style:style style:name="P112" style:family="paragraph" style:parent-style-name="Text_20_body" style:list-style-name="L14">
      <style:text-properties officeooo:rsid="004095c3" officeooo:paragraph-rsid="005184a7"/>
    </style:style>
    <style:style style:name="P113" style:family="paragraph" style:parent-style-name="Text_20_body" style:list-style-name="L17">
      <style:text-properties officeooo:rsid="004095c3" officeooo:paragraph-rsid="004095c3"/>
    </style:style>
    <style:style style:name="P114" style:family="paragraph" style:parent-style-name="Text_20_body" style:list-style-name="L15">
      <style:text-properties officeooo:paragraph-rsid="0016fea2"/>
    </style:style>
    <style:style style:name="P115" style:family="paragraph" style:parent-style-name="Text_20_body" style:list-style-name="L15">
      <style:text-properties officeooo:rsid="005a3d30" officeooo:paragraph-rsid="005a3d30"/>
    </style:style>
    <style:style style:name="P116" style:family="paragraph" style:parent-style-name="Text_20_body" style:list-style-name="L15">
      <style:text-properties officeooo:rsid="005b7235" officeooo:paragraph-rsid="005b7235"/>
    </style:style>
    <style:style style:name="P117" style:family="paragraph" style:parent-style-name="Text_20_body" style:list-style-name="L15">
      <style:text-properties officeooo:rsid="005cdc78" officeooo:paragraph-rsid="005cdc78"/>
    </style:style>
    <style:style style:name="P118" style:family="paragraph" style:parent-style-name="Text_20_body" style:list-style-name="L16">
      <style:text-properties officeooo:rsid="0052c23b" officeooo:paragraph-rsid="0052c23b"/>
    </style:style>
    <style:style style:name="P119" style:family="paragraph" style:parent-style-name="Text_20_body" style:list-style-name="L17">
      <style:text-properties officeooo:paragraph-rsid="004095c3"/>
    </style:style>
    <style:style style:name="P120" style:family="paragraph" style:parent-style-name="Text_20_body" style:list-style-name="L18">
      <style:text-properties officeooo:paragraph-rsid="00626137"/>
    </style:style>
    <style:style style:name="P121" style:family="paragraph" style:parent-style-name="Text_20_body" style:list-style-name="L19">
      <style:text-properties officeooo:paragraph-rsid="0016fea2"/>
    </style:style>
    <style:style style:name="P122" style:family="paragraph" style:parent-style-name="Text_20_body" style:list-style-name="L20">
      <style:text-properties officeooo:paragraph-rsid="00669b8d"/>
    </style:style>
    <style:style style:name="P123" style:family="paragraph" style:parent-style-name="Text_20_body" style:list-style-name="L21">
      <style:text-properties officeooo:rsid="00423689" officeooo:paragraph-rsid="0016fea2"/>
    </style:style>
    <style:style style:name="P124" style:family="paragraph" style:parent-style-name="Text_20_body" style:list-style-name="L22">
      <style:text-properties officeooo:rsid="00423689" officeooo:paragraph-rsid="00423689"/>
    </style:style>
    <style:style style:name="P125" style:family="paragraph" style:parent-style-name="Text_20_body" style:list-style-name="L23">
      <style:text-properties officeooo:rsid="00423689" officeooo:paragraph-rsid="0016fea2"/>
    </style:style>
    <style:style style:name="P126" style:family="paragraph" style:parent-style-name="Text_20_body" style:list-style-name="L24">
      <style:text-properties officeooo:paragraph-rsid="00685d43"/>
    </style:style>
    <style:style style:name="P127" style:family="paragraph" style:parent-style-name="Text_20_body" style:list-style-name="L25">
      <style:text-properties officeooo:paragraph-rsid="0016fea2"/>
    </style:style>
    <style:style style:name="P128" style:family="paragraph" style:parent-style-name="Text_20_body" style:list-style-name="L26">
      <style:text-properties officeooo:paragraph-rsid="00685d43"/>
    </style:style>
    <style:style style:name="P129" style:family="paragraph" style:parent-style-name="Text_20_body" style:list-style-name="L27">
      <style:text-properties style:text-underline-style="none" officeooo:rsid="00685d43" officeooo:paragraph-rsid="00685d43"/>
    </style:style>
    <style:style style:name="P130" style:family="paragraph" style:parent-style-name="Text_20_body" style:list-style-name="L30">
      <style:text-properties style:text-underline-style="none" officeooo:rsid="0044578b" officeooo:paragraph-rsid="006d5186"/>
    </style:style>
    <style:style style:name="P131" style:family="paragraph" style:parent-style-name="Text_20_body" style:list-style-name="L28">
      <style:text-properties officeooo:paragraph-rsid="0016fea2"/>
    </style:style>
    <style:style style:name="P132" style:family="paragraph" style:parent-style-name="Text_20_body" style:list-style-name="L29">
      <style:text-properties officeooo:paragraph-rsid="0016fea2"/>
    </style:style>
    <style:style style:name="P133" style:family="paragraph" style:parent-style-name="Text_20_body" style:list-style-name="L30">
      <style:text-properties officeooo:paragraph-rsid="006d5186"/>
    </style:style>
    <style:style style:name="P134" style:family="paragraph" style:parent-style-name="Text_20_body" style:list-style-name="L31">
      <style:text-properties officeooo:rsid="0044f60a" officeooo:paragraph-rsid="006d5186"/>
    </style:style>
    <style:style style:name="P135" style:family="paragraph" style:parent-style-name="Text_20_body" style:list-style-name="L32">
      <style:text-properties officeooo:rsid="0044f60a" officeooo:paragraph-rsid="006fec8b"/>
    </style:style>
    <style:style style:name="P136" style:family="paragraph" style:parent-style-name="Text_20_body" style:list-style-name="L32">
      <style:text-properties officeooo:paragraph-rsid="006fec8b"/>
    </style:style>
    <style:style style:name="P137" style:family="paragraph" style:parent-style-name="Text_20_body" style:list-style-name="L33">
      <style:text-properties officeooo:paragraph-rsid="006fec8b"/>
    </style:style>
    <style:style style:name="P138" style:family="paragraph" style:parent-style-name="Text_20_body" style:list-style-name="L34">
      <style:text-properties officeooo:paragraph-rsid="0086a8ee"/>
    </style:style>
    <style:style style:name="P139" style:family="paragraph" style:parent-style-name="Text_20_body" style:list-style-name="L35"/>
    <style:style style:name="P140" style:family="paragraph" style:parent-style-name="Text_20_body" style:list-style-name="L36">
      <style:text-properties fo:color="#00a933" loext:opacity="100%" officeooo:rsid="004579de" officeooo:paragraph-rsid="004579de"/>
    </style:style>
    <style:style style:name="P141" style:family="paragraph" style:parent-style-name="Text_20_body" style:list-style-name="L37">
      <style:text-properties fo:color="#00a933" loext:opacity="100%"/>
    </style:style>
    <style:style style:name="P142" style:family="paragraph" style:parent-style-name="Text_20_body" style:list-style-name="L36">
      <style:text-properties fo:color="#000000" loext:opacity="100%" officeooo:rsid="004579de" officeooo:paragraph-rsid="004579de"/>
    </style:style>
    <style:style style:name="P143" style:family="paragraph" style:parent-style-name="Text_20_body" style:list-style-name="L36">
      <style:text-properties fo:color="#ff0000" loext:opacity="100%" officeooo:rsid="004579de" officeooo:paragraph-rsid="004579de"/>
    </style:style>
    <style:style style:name="P144" style:family="paragraph" style:parent-style-name="Text_20_body" style:list-style-name="L38"/>
    <style:style style:name="P145" style:family="paragraph" style:parent-style-name="Text_20_body" style:list-style-name="L39"/>
    <style:style style:name="P146" style:family="paragraph" style:parent-style-name="Text_20_body" style:list-style-name="L40"/>
    <style:style style:name="P147" style:family="paragraph" style:parent-style-name="Text_20_body" style:list-style-name="L41"/>
    <style:style style:name="P148" style:family="paragraph" style:parent-style-name="Text_20_body" style:list-style-name="L42"/>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474e35"/>
    </style:style>
    <style:style style:name="T7" style:family="text">
      <style:text-properties fo:language="da" fo:country="DK"/>
    </style:style>
    <style:style style:name="T8" style:family="text">
      <style:text-properties fo:language="da" fo:country="DK" officeooo:rsid="00474e35"/>
    </style:style>
    <style:style style:name="T9" style:family="text">
      <style:text-properties fo:language="da" fo:country="DK" fo:font-weight="bold" style:font-weight-asian="bold" style:font-weight-complex="bold"/>
    </style:style>
    <style:style style:name="T10" style:family="text">
      <style:text-properties fo:language="da" fo:country="DK" fo:font-weight="normal" style:font-weight-asian="normal" style:font-weight-complex="normal"/>
    </style:style>
    <style:style style:name="T11"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text-underline-mode="continuous" style:text-overline-mode="continuous" style:text-line-through-mode="continuous"/>
    </style:style>
    <style:style style:name="T14" style:family="text">
      <style:text-properties style:text-underline-style="solid" style:text-underline-width="auto" style:text-underline-color="font-color" officeooo:rsid="006d5186"/>
    </style:style>
    <style:style style:name="T15" style:family="text">
      <style:text-properties fo:font-weight="normal" style:font-weight-asian="normal" style:font-weight-complex="normal"/>
    </style:style>
    <style:style style:name="T16" style:family="text">
      <style:text-properties fo:font-weight="normal" officeooo:rsid="004095c3" style:font-weight-asian="normal" style:font-weight-complex="normal"/>
    </style:style>
    <style:style style:name="T17" style:family="text">
      <style:text-properties officeooo:rsid="0021fd40"/>
    </style:style>
    <style:style style:name="T18" style:family="text">
      <style:text-properties officeooo:rsid="005770aa"/>
    </style:style>
    <style:style style:name="T19" style:family="text">
      <style:text-properties officeooo:rsid="004fbac2"/>
    </style:style>
    <style:style style:name="T20" style:family="text">
      <style:text-properties officeooo:rsid="005184a7"/>
    </style:style>
    <style:style style:name="T21" style:family="text">
      <style:text-properties officeooo:rsid="0060d651"/>
    </style:style>
    <style:style style:name="T22" style:family="text">
      <style:text-properties officeooo:rsid="005f2456"/>
    </style:style>
    <style:style style:name="T23" style:family="text">
      <style:text-properties officeooo:rsid="005ee666"/>
    </style:style>
    <style:style style:name="T24" style:family="text">
      <style:text-properties officeooo:rsid="005da67e"/>
    </style:style>
    <style:style style:name="T25" style:family="text">
      <style:text-properties officeooo:rsid="004095c3"/>
    </style:style>
    <style:style style:name="T26" style:family="text">
      <style:text-properties officeooo:rsid="0044578b"/>
    </style:style>
    <style:style style:name="T27" style:family="text">
      <style:text-properties officeooo:rsid="0060dc74"/>
    </style:style>
    <style:style style:name="T28" style:family="text">
      <style:text-properties officeooo:rsid="0023df33"/>
    </style:style>
    <style:style style:name="T29" style:family="text">
      <style:text-properties style:text-underline-style="none"/>
    </style:style>
    <style:style style:name="T30" style:family="text">
      <style:text-properties style:text-underline-style="none" officeooo:rsid="006d5186"/>
    </style:style>
    <style:style style:name="T31" style:family="text">
      <style:text-properties style:text-underline-style="none" officeooo:rsid="0044578b"/>
    </style:style>
    <style:style style:name="T32" style:family="text">
      <style:text-properties style:text-underline-style="none" officeooo:rsid="006fec8b"/>
    </style:style>
    <style:style style:name="T33" style:family="text">
      <style:text-properties style:text-underline-style="none" officeooo:rsid="0044f60a"/>
    </style:style>
    <style:style style:name="T34" style:family="text">
      <style:text-properties officeooo:rsid="00626137"/>
    </style:style>
    <style:style style:name="T35" style:family="text">
      <style:text-properties officeooo:rsid="00423689"/>
    </style:style>
    <style:style style:name="T36" style:family="text">
      <style:text-properties officeooo:rsid="00669b8d"/>
    </style:style>
    <style:style style:name="T37" style:family="text">
      <style:text-properties officeooo:rsid="0042f1c9"/>
    </style:style>
    <style:style style:name="T38" style:family="text">
      <style:text-properties officeooo:rsid="00685d43"/>
    </style:style>
    <style:style style:name="T39" style:family="text">
      <style:text-properties officeooo:rsid="00692b52"/>
    </style:style>
    <style:style style:name="T40" style:family="text">
      <style:text-properties officeooo:rsid="006bca48"/>
    </style:style>
    <style:style style:name="T41" style:family="text">
      <style:text-properties officeooo:rsid="00294b09"/>
    </style:style>
    <style:style style:name="T42" style:family="text">
      <style:text-properties officeooo:rsid="006d5186"/>
    </style:style>
    <style:style style:name="T43" style:family="text">
      <style:text-properties officeooo:rsid="0044f60a"/>
    </style:style>
    <style:style style:name="T44" style:family="text">
      <style:text-properties officeooo:rsid="006f109b"/>
    </style:style>
    <style:style style:name="T45" style:family="text">
      <style:text-properties officeooo:rsid="006fec8b"/>
    </style:style>
    <style:style style:name="T46" style:family="text">
      <style:text-properties officeooo:rsid="007d152d"/>
    </style:style>
    <style:style style:name="T47" style:family="text">
      <style:text-properties officeooo:rsid="00799157"/>
    </style:style>
    <style:style style:name="T48" style:family="text">
      <style:text-properties officeooo:rsid="0086a8ee"/>
    </style:style>
    <style:style style:name="T49" style:family="text">
      <style:text-properties officeooo:rsid="00790693"/>
    </style:style>
    <style:style style:name="T50" style:family="text">
      <style:text-properties officeooo:rsid="0077d755"/>
    </style:style>
    <style:style style:name="T51" style:family="text">
      <style:text-properties officeooo:rsid="007b771c"/>
    </style:style>
    <style:style style:name="T52" style:family="text">
      <style:text-properties officeooo:rsid="007cc380"/>
    </style:style>
    <style:style style:name="T53" style:family="text">
      <style:text-properties officeooo:rsid="00759312"/>
    </style:style>
    <style:style style:name="T54" style:family="text">
      <style:text-properties officeooo:rsid="007daf53"/>
    </style:style>
    <style:style style:name="T55" style:family="text">
      <style:text-properties officeooo:rsid="007f9e8b"/>
    </style:style>
    <style:style style:name="T56" style:family="text">
      <style:text-properties officeooo:rsid="00812cc3"/>
    </style:style>
    <style:style style:name="T57" style:family="text">
      <style:text-properties officeooo:rsid="008777ef"/>
    </style:style>
    <style:style style:name="T58" style:family="text">
      <style:text-properties officeooo:rsid="00831ce5"/>
    </style:style>
    <style:style style:name="T59" style:family="text">
      <style:text-properties officeooo:rsid="00372ce3"/>
    </style:style>
    <style:style style:name="T60" style:family="text">
      <style:text-properties officeooo:rsid="0073f499"/>
    </style:style>
    <style:style style:name="T61" style:family="text">
      <style:text-properties officeooo:rsid="002da897"/>
    </style:style>
    <style:style style:name="T62" style:family="text">
      <style:text-properties officeooo:rsid="00865c22"/>
    </style:style>
    <style:style style:name="fr1"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3457in, 0.4161in, 1.372in, 0.4756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hor Liam Møller Clausen</text:span></text:span></text:p>
      <text:p text:style-name="Text_20_body"><draw:frame draw:style-name="fr2" draw:name="Image1" text:anchor-type="as-char" svg:y="0in" svg:width="6.6929in" style:rel-width="scale" svg:height="5.039in" style:rel-height="scale" draw:z-index="0"><draw:image xlink:href="Pictures/1000000100000346000002776D7996EA736654E2.png" xlink:type="simple" xlink:show="embed" xlink:actuate="onLoad" draw:mime-type="image/png"/></draw:frame></text:p>
      <text:h text:style-name="P69" text:outline-level="1">System description</text:h>
      <text:p text:style-name="Text_20_body"/>
      <text:h text:style-name="Heading_20_2" text:outline-level="2">Overall functionality</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4">Introducing </text:span></text:span><text:span text:style-name="Default_20_Paragraph_20_Font"><text:span text:style-name="T5">BestBets</text:span></text:span><text:span text:style-name="Default_20_Paragraph_20_Font"><text:span text:style-name="T4">:</text:span></text:span></text:p>
      <text:p text:style-name="P2">Shows the best odds available on any site, for any match.</text:p>
      <text:p text:style-name="Text_20_body"><text:span text:style-name="Default_20_Paragraph_20_Font"><text:span text:style-name="T1"><draw:frame draw:style-name="fr2" draw:name="Image4 Copy 1" text:anchor-type="as-char" svg:y="0in" svg:width="3.1972in" style:rel-width="scale" svg:height="3.2165in" style:rel-height="scale" draw:z-index="1"><draw:image xlink:href="Pictures/100000000000029D000002A113731FE25D296B2F.png" xlink:type="simple" xlink:show="embed" xlink:actuate="onLoad" draw:mime-type="image/png"/></draw:frame></text:span></text:span></text:p>
      <text:p text:style-name="Text_20_body"><text:span text:style-name="Default_20_Paragraph_20_Font"><text:span text:style-name="T1">Plenty of stock-like features! Trigger order, when a certain game reaches certain odds.</text:span></text:span></text:p>
      <text:p text:style-name="Text_20_body"><text:span text:style-name="Default_20_Paragraph_20_Font"><text:span text:style-name="T1"><draw:frame draw:style-name="fr6" draw:name="Image5" text:anchor-type="as-char" svg:y="0in" svg:width="3.2217in" style:rel-width="scale" svg:height="2.6547in" style:rel-height="scale" draw:z-index="2"><draw:image xlink:href="Pictures/10000000000002990000029A1256D06C581A638C.png" xlink:type="simple" xlink:show="embed" xlink:actuate="onLoad" draw:mime-type="image/png"/></draw:frame></text:span></text:span></text:p>
      <text:p text:style-name="P2"/>
      <text:p text:style-name="P2"/>
      <text:p text:style-name="P2"/>
      <text:p text:style-name="P2"><text:soft-page-break/>Simila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Text_20_body"><text:span text:style-name="Default_20_Paragraph_20_Font"><text:span text:style-name="T1"><draw:frame draw:style-name="fr2" draw:name="Image6" text:anchor-type="as-char" svg:y="0in" svg:width="6.3972in" style:rel-width="scale" svg:height="3.222in" style:rel-height="scale" draw:z-index="3"><draw:image xlink:href="Pictures/10000000000003A3000001D5C732987A04DE6AE2.png" xlink:type="simple" xlink:show="embed" xlink:actuate="onLoad" draw:mime-type="image/png"/></draw:frame></text:span></text:span></text:p>
      <text:p text:style-name="Text_20_body"><text:span text:style-name="Default_20_Paragraph_20_Font"><text:span text:style-name="T1">Similar to shorting a stock. Think the best odds are bad? Open your own position, and act like the bookmaker!</text:span></text:span></text:p>
      <text:p text:style-name="Text_20_body"><draw:frame draw:style-name="fr2" draw:name="Image7" text:anchor-type="as-char" svg:y="0in" svg:width="3.7972in" style:rel-width="scale" svg:height="2.9154in" style:rel-height="scale" draw:z-index="17"><draw:image xlink:href="Pictures/1000000000000245000001BECF3A7B8F975B791A.png" xlink:type="simple" xlink:show="embed" xlink:actuate="onLoad" draw:mime-type="image/png"/></draw:frame></text:p>
      <text:p text:style-name="P2"/>
      <text:p text:style-name="P2"/>
      <text:p text:style-name="P2"/>
      <text:p text:style-name="P2"/>
      <text:p text:style-name="P2"/>
      <text:p text:style-name="Text_20_body"><text:soft-page-break/><text:span text:style-name="Default_20_Paragraph_20_Font"><text:span text:style-name="T1">Quickly register for any bookmaker, through a saved formula, to get consistent information across multiple sites, and to always be ready to place on the best odds possible.</text:span></text:span></text:p>
      <text:p text:style-name="Text_20_body"><text:span text:style-name="Default_20_Paragraph_20_Font"><text:span text:style-name="T1"><draw:frame draw:style-name="fr2" draw:name="Image8" text:anchor-type="as-char" svg:y="0in" svg:width="6.6929in" style:rel-width="scale" svg:height="3.2701in" style:rel-height="scale" draw:z-index="4"><draw:image xlink:href="Pictures/100000000000041C00000202E3875EB7BC89BC4D.png" xlink:type="simple" xlink:show="embed" xlink:actuate="onLoad" draw:mime-type="image/png"/></draw:frame></text:span></text:span></text:p>
      <text:p text:style-name="P2">Get an instant overview of current bets, accounts and bonuses!</text:p>
      <text:p text:style-name="Text_20_body"><text:span text:style-name="Default_20_Paragraph_20_Font"><text:span text:style-name="T1"><draw:frame draw:style-name="fr2" draw:name="Image9" text:anchor-type="as-char" svg:y="0in" svg:width="3.3472in" style:rel-width="scale" svg:height="4.5138in" style:rel-height="scale" draw:z-index="5"><draw:image xlink:href="Pictures/10000000000001B7000002505782B5CC1561B700.png" xlink:type="simple" xlink:show="embed" xlink:actuate="onLoad" draw:mime-type="image/png"/></draw:frame></text:span></text:span></text:p>
      <text:p text:style-name="P2"/>
      <text:p text:style-name="P2"/>
      <text:p text:style-name="P2"/>
      <text:p text:style-name="P2"/>
      <text:p text:style-name="Text_20_body"><text:soft-page-break/></text:p>
      <text:p text:style-name="Text_20_body"><text:span text:style-name="Default_20_Paragraph_20_Font"><text:span text:style-name="T1">Various settings to ensure only your favorite sports are shown, to ease navigation and usage.</text:span></text:span></text:p>
      <text:p text:style-name="Text_20_body"><draw:frame draw:style-name="fr2" draw:name="Image10" text:anchor-type="as-char" svg:y="0in" svg:width="1.8492in" style:rel-width="scale" svg:height="2.6882in" style:rel-height="scale" draw:z-index="6"><draw:image xlink:href="Pictures/1000000000000144000001D71C0C63235EA75B14.png" xlink:type="simple" xlink:show="embed" xlink:actuate="onLoad" draw:mime-type="image/png"/></draw:frame></text:p>
      <text:p text:style-name="Text_20_body"/>
      <text:p text:style-name="Text_20_body"/>
      <text:p text:style-name="Text_20_body"/>
      <text:p text:style-name="Text_20_body"/>
      <text:h text:style-name="P71" text:outline-level="2">Context diagrams</text:h>
      <text:p text:style-name="Text_20_body"/>
      <text:h text:style-name="Heading_20_3" text:outline-level="3">Informal diagram</text:h>
      <text:p text:style-name="Text_20_body"/>
      <text:p text:style-name="Text_20_body"><draw:frame draw:style-name="fr2" draw:name="Image12" text:anchor-type="as-char" svg:y="0in" svg:width="6.6929in" style:rel-width="scale" svg:height="4.689in" style:rel-height="scale" draw:z-index="7"><draw:image xlink:href="Pictures/100000000000041C000002E1ECA5B6B213F6A03D.png" xlink:type="simple" xlink:show="embed" xlink:actuate="onLoad" draw:mime-type="image/png"/></draw:frame></text:p>
      <text:p text:style-name="Text_20_body"/>
      <text:h text:style-name="P77" text:outline-level="3">Formal diagram</text:h>
      <text:p text:style-name="Text_20_body"/>
      <text:p text:style-name="Text_20_body"><draw:frame draw:style-name="fr2" draw:name="Image11" text:anchor-type="as-char" svg:y="0in" svg:width="6.6929in" style:rel-width="scale" svg:height="5.4484in" style:rel-height="scale" draw:z-index="8"><draw:image xlink:href="Pictures/1000000000000362000002C17CE54DC5C4E9EE84.png" xlink:type="simple" xlink:show="embed" xlink:actuate="onLoad" draw:mime-type="image/png"/></draw:frame></text:p>
      <text:p text:style-name="Text_20_body"/>
      <text:p text:style-name="Text_20_body"/>
      <text:h text:style-name="P69" text:outline-level="1">Architectural analysis<text:line-break/></text:h>
      <text:h text:style-name="Heading_20_2" text:outline-level="2">Identification of Architectural Drivers</text:h>
      <text:p text:style-name="Text_20_body"/>
      <text:p text:style-name="Text_20_body">The numbers in parenthesis is the number of points given in our stakeholder role play.</text:p>
      <text:list text:style-name="L1">
        <text:list-item>
          <text:p text:style-name="P92"><text:span text:style-name="Strong_20_Emphasis">Modifiability Requirement:</text:span></text:p>
          <text:list>
            <text:list-item>
              <text:p text:style-name="P92"><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93"><text:span text:style-name="Strong_20_Emphasis">Availability Requirement:</text:span></text:p>
          <text:list>
            <text:list-item>
              <text:p text:style-name="P93"><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93"><text:span text:style-name="Strong_20_Emphasis">Performance Requirements:</text:span></text:p>
          <text:list>
            <text:list-item>
              <text:p text:style-name="P94"><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93"><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95"><text:span text:style-name="Default_20_Paragraph_20_Font"><text:span text:style-name="T1">Safety</text:span></text:span> <text:span text:style-name="Strong_20_Emphasis">Requirement:</text:span></text:p>
          <text:list>
            <text:list-item>
              <text:p text:style-name="P95"><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97"><text:span text:style-name="Strong_20_Emphasis">Usability Requirements:</text:span></text:p>
          <text:list>
            <text:list-item>
              <text:p text:style-name="P97"><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97"><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96"><text:span text:style-name="Strong_20_Emphasis">Support for Specific Scenarios (12):</text:span><text:line-break/>Filtering. <text:span text:style-name="T6">Only</text:span><text:span text:style-name="Default_20_Paragraph_20_Font"><text:span text:style-name="T7"> tennis, </text:span></text:span><text:span text:style-name="Default_20_Paragraph_20_Font"><text:span text:style-name="T8">only matches in</text:span></text:span><text:span text:style-name="Default_20_Paragraph_20_Font"><text:span text:style-name="T7"> Austrilian Open, </text:span></text:span><text:span text:style-name="Default_20_Paragraph_20_Font"><text:span text:style-name="T8">that ends within</text:span></text:span><text:span text:style-name="Default_20_Paragraph_20_Font"><text:span text:style-name="T7"> 12 </text:span></text:span><text:span text:style-name="Default_20_Paragraph_20_Font"><text:span text:style-name="T8">hours</text:span></text:span><text:span text:style-name="Default_20_Paragraph_20_Font"><text:span text:style-name="T7">.</text:span></text:span></text:p>
            </text:list-item>
            <text:list-item>
              <text:p text:style-name="P96"><text:span text:style-name="Default_20_Paragraph_20_Font"><text:span text:style-name="T9">Consistent design (12).</text:span></text:span><text:span text:style-name="Default_20_Paragraph_20_Font"><text:span text:style-name="T7"> </text:span></text:span><text:span text:style-name="Default_20_Paragraph_20_Font"><text:span text:style-name="T8">A b</text:span></text:span><text:span text:style-name="Default_20_Paragraph_20_Font"><text:span text:style-name="T7">et </text:span></text:span><text:span text:style-name="Default_20_Paragraph_20_Font"><text:span text:style-name="T8">placed on bookmaker</text:span></text:span><text:span text:style-name="Default_20_Paragraph_20_Font"><text:span text:style-name="T7"> A </text:span></text:span><text:span text:style-name="Default_20_Paragraph_20_Font"><text:span text:style-name="T8">must have same mechanics and appearance as on bookmaker</text:span></text:span><text:span text:style-name="Default_20_Paragraph_20_Font"><text:span text:style-name="T7"> B.</text:span></text:span></text:p>
            </text:list-item>
          </text:list>
        </text:list-item>
      </text:list>
      <text:p text:style-name="P7"><text:soft-page-break/></text:p>
      <text:list text:style-name="L5">
        <text:list-item>
          <text:p text:style-name="P98"><text:span text:style-name="Strong_20_Emphasis">Security Requirement:</text:span></text:p>
          <text:list>
            <text:list-item>
              <text:p text:style-name="P99">The system must ensure robust security (9):</text:p>
            </text:list-item>
          </text:list>
        </text:list-item>
      </text:list>
      <text:p text:style-name="P8">User data and communications must be safeguarded using secure handling mechanisms.</text:p>
      <text:p text:style-name="P9">Given that customers place real money on bets, the system must ensure that all financial and personal data are protected from unauthorized access.</text:p>
      <text:p text:style-name="Text_20_body"/>
      <text:p text:style-name="P10">Most important ones:</text:p>
      <text:list xml:id="list2422185995" text:style-name="L6">
        <text:list-item>
          <text:p text:style-name="P100">Performance (14)</text:p>
        </text:list-item>
      </text:list>
      <text:list text:style-name="L7">
        <text:list-item>
          <text:list>
            <text:list-item>
              <text:p text:style-name="P101">Low latency: Provide fresh odds.</text:p>
            </text:list-item>
            <text:list-item>
              <text:p text:style-name="P101">Efficient Data Processing<text:span text:style-name="Default_20_Paragraph_20_Font"><text:span text:style-name="T13">:</text:span></text:span> During many bets placed during big event</text:p>
            </text:list-item>
          </text:list>
        </text:list-item>
      </text:list>
      <text:list xml:id="list110251191473207" text:continue-list="list2422185995" text:style-name="L6">
        <text:list-item>
          <text:p text:style-name="P100">Availability(13)</text:p>
        </text:list-item>
      </text:list>
      <text:list text:style-name="L8">
        <text:list-item>
          <text:list>
            <text:list-item>
              <text:p text:style-name="P102">System must work and respond during high traffic for big events</text:p>
            </text:list-item>
          </text:list>
        </text:list-item>
      </text:list>
      <text:list xml:id="list110251844931194" text:continue-list="list110251191473207" text:style-name="L6">
        <text:list-item>
          <text:p text:style-name="P100">Usability (12)</text:p>
        </text:list-item>
      </text:list>
      <text:list text:style-name="L9">
        <text:list-item>
          <text:list>
            <text:list-item>
              <text:p text:style-name="P103">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10251312182887" text:continue-list="list110251844931194" text:style-name="L6">
        <text:list-item>
          <text:p text:style-name="P100">Modifiability (11)</text:p>
        </text:list-item>
      </text:list>
      <text:list text:style-name="L10">
        <text:list-item>
          <text:list>
            <text:list-item>
              <text:p text:style-name="P104">In case many new bookmakers open or others close, it must be handled without too much trouble.</text:p>
            </text:list-item>
          </text:list>
        </text:list-item>
      </text:list>
      <text:list text:continue-list="list110251312182887" text:style-name="L6">
        <text:list-item>
          <text:p text:style-name="P100">Safety (10)</text:p>
        </text:list-item>
      </text:list>
      <text:list text:style-name="L11">
        <text:list-item>
          <text:list>
            <text:list-item>
              <text:p text:style-name="P105">With money being handled, the user must not be prone to make mistakes.</text:p>
            </text:list-item>
          </text:list>
        </text:list-item>
      </text:list>
      <text:p text:style-name="Text_20_body"/>
      <text:p text:style-name="Text_20_body"/>
      <text:h text:style-name="P71" text:outline-level="2">Stakeholder roles</text:h>
      <text:p text:style-name="Text_20_body"/>
      <text:p text:style-name="P11">Often directly in touch with the system</text:p>
      <text:list text:style-name="L12">
        <text:list-item>
          <text:p text:style-name="P107">Betting sites, also referred to as “Bookmakers”</text:p>
        </text:list-item>
        <text:list-item>
          <text:p text:style-name="P107">Developers/Architects</text:p>
        </text:list-item>
        <text:list-item>
          <text:p text:style-name="P107">Users</text:p>
        </text:list-item>
      </text:list>
      <text:p text:style-name="P12">Various gambling related governmental instances</text:p>
      <text:list text:continue-numbering="true" text:style-name="L12">
        <text:list-item>
          <text:p text:style-name="P106"><text:span text:style-name="Default_20_Paragraph_20_Font"><text:span text:style-name="T15">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106"><text:span text:style-name="Default_20_Paragraph_20_Font"><text:span text:style-name="T10">Ludomani støtteforeninger:</text:span></text:span><text:span text:style-name="Default_20_Paragraph_20_Font"><text:span text:style-name="T9"> </text:span></text:span><text:a xlink:type="simple" xlink:href="https://www.stopspillet.dk/" office:target-frame-name="_top" xlink:show="replace" text:style-name="Internet_20_link" text:visited-style-name="Visited_20_Internet_20_Link"><text:span text:style-name="Default_20_Paragraph_20_Font"><text:span text:style-name="T7">https://www.stopspillet.dk/</text:span></text:span></text:a></text:p>
        </text:list-item>
      </text:list>
      <text:p text:style-name="Text_20_body"><text:span text:style-name="Default_20_Paragraph_20_Font"><text:span text:style-name="T11">Various partners and affiliates:</text:span></text:span></text:p>
      <text:list text:style-name="L13">
        <text:list-item>
          <text:p text:style-name="P108">Sport-event industry (Arenas, leagues, etc).</text:p>
        </text:list-item>
        <text:list-item>
          <text:p text:style-name="P108">Sport clubs</text:p>
        </text:list-item>
        <text:list-item>
          <text:p text:style-name="P108">Sports news (magazines, blogs, etc.)</text:p>
        </text:list-item>
        <text:list-item>
          <text:p text:style-name="P108">Sports apparel and merchandise</text:p>
        </text:list-item>
        <text:list-item>
          <text:p text:style-name="P108">Sport streaming &amp; channels</text:p>
        </text:list-item>
      </text:list>
      <text:p text:style-name="P2"/>
      <text:h text:style-name="P71" text:outline-level="2">Quality Attribute Scenarios</text:h>
      <text:h text:style-name="Heading_20_3" text:outline-level="3">Performance</text:h>
      <text:p text:style-name="Text_20_body"><text:span text:style-name="Strong_20_Emphasis"><text:span text:style-name="T13"><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2" draw:name="Image13" text:anchor-type="as-char" svg:y="0in" svg:width="4.1146in" style:rel-width="scale" svg:height="3.3146in" style:rel-height="scale" draw:z-index="9"><draw:image xlink:href="Pictures/100000000000021C000001B3D9138A849D8B0855.png" xlink:type="simple" xlink:show="embed" xlink:actuate="onLoad" draw:mime-type="image/png"/></draw:frame></text:p>
      <text:p text:style-name="Text_20_body"><text:span text:style-name="Strong_20_Emphasis"><text:span text:style-name="T13">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2" draw:name="Image14" text:anchor-type="as-char" svg:y="0in" svg:width="4.8417in" style:rel-width="scale" svg:height="2.4752in" style:rel-height="scale" draw:z-index="10"><draw:image xlink:href="Pictures/100000000000024500000129CA4F3216D9DAE657.png" xlink:type="simple" xlink:show="embed" xlink:actuate="onLoad" draw:mime-type="image/png"/></draw:frame></text:p>
      <text:p text:style-name="Text_20_body"><text:span text:style-name="Strong_20_Emphasis"><text:span text:style-name="T13">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2" draw:name="Image15" text:anchor-type="as-char" svg:y="0in" svg:width="2.9417in" style:rel-width="scale" svg:height="3.9752in" style:rel-height="scale" draw:z-index="18"><draw:image xlink:href="Pictures/1000000000000161000001DDC43ECA25EDAA3087.png" xlink:type="simple" xlink:show="embed" xlink:actuate="onLoad" draw:mime-type="image/png"/></draw:frame><text:line-break/></text:p>
      <text:p text:style-name="P2"><text:soft-page-break/>In short: <text:line-break/>1: Handle external updates of odds.<text:line-break/>2: Many users logs into our internal site.<text:line-break/>3: Many bets are placed.</text:p>
      <text:h text:style-name="P77" text:outline-level="3">Availability</text:h>
      <text:p text:style-name="Text_20_body"/>
      <text:p text:style-name="Text_20_body"><text:span text:style-name="Strong_20_Emphasis"><text:span text:style-name="T13">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2"/>
      <text:p text:style-name="Text_20_body"><text:span text:style-name="Strong_20_Emphasis"><text:span text:style-name="T13">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2" draw:name="Image16" text:anchor-type="as-char" svg:y="0in" svg:width="3.0252in" style:rel-width="scale" svg:height="1.8835in" style:rel-height="scale" draw:z-index="11"><draw:image xlink:href="Pictures/100000000000016B000000E2BD9A2A06AC3FEFE8.png" xlink:type="simple" xlink:show="embed" xlink:actuate="onLoad" draw:mime-type="image/png"/></draw:frame></text:span></text:span></text:p>
      <text:p text:style-name="Text_20_body"><text:span text:style-name="Strong_20_Emphasis"><text:span text:style-name="T13">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2" draw:name="Image17" text:anchor-type="as-char" svg:y="0in" svg:width="3.8in" style:rel-width="scale" svg:height="1.9835in" style:rel-height="scale" draw:z-index="12"><draw:image xlink:href="Pictures/10000000000001C8000000EE3E1B3E7E5026CC6C.png" xlink:type="simple" xlink:show="embed" xlink:actuate="onLoad" draw:mime-type="image/png"/></draw:frame></text:p>
      <text:h text:style-name="P77" text:outline-level="3">Usability</text:h>
      <text:p text:style-name="Text_20_body"/>
      <text:p text:style-name="Text_20_body"><text:span text:style-name="Strong_20_Emphasis"><text:span text:style-name="T13">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2"/>
      <text:p text:style-name="Text_20_body"><text:span text:style-name="Strong_20_Emphasis"><text:span text:style-name="T13">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2"/>
      <text:p text:style-name="Text_20_body"><text:span text:style-name="Strong_20_Emphasis"><text:span text:style-name="T13">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2"/>
      <text:h text:style-name="P77" text:outline-level="3">Modifiability</text:h>
      <text:p text:style-name="Text_20_body"/>
      <text:p text:style-name="Text_20_body"><text:span text:style-name="Strong_20_Emphasis"><text:span text:style-name="T13">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2"/>
      <text:p text:style-name="Text_20_body"><text:span text:style-name="Strong_20_Emphasis"><text:span text:style-name="T13">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2"/>
      <text:p text:style-name="Text_20_body"><text:span text:style-name="Strong_20_Emphasis"><text:span text:style-name="T13">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2"/>
      <text:h text:style-name="P77" text:outline-level="3">Safety</text:h>
      <text:p text:style-name="Text_20_body"/>
      <text:p text:style-name="Text_20_body"><text:span text:style-name="Strong_20_Emphasis"><text:span text:style-name="T13">Refined Scenario 1</text:span></text:span><text:span text:style-name="Strong_20_Emphasis">: </text:span><text:span text:style-name="Strong_20_Emphasis"><text:span text:style-name="T15">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2" draw:name="Image18" text:anchor-type="as-char" svg:y="0in" svg:width="6.6929in" style:rel-width="scale" svg:height="3.1311in" style:rel-height="scale" draw:z-index="13"><draw:image xlink:href="Pictures/10000000000003770000019F2A388C6AD1752749.png" xlink:type="simple" xlink:show="embed" xlink:actuate="onLoad" draw:mime-type="image/png"/></draw:frame></text:p>
      <text:p text:style-name="Text_20_body"><text:span text:style-name="Strong_20_Emphasis"><text:span text:style-name="T13">Refined Scenario 2</text:span></text:span><text:span text:style-name="Strong_20_Emphasis">: </text:span><text:span text:style-name="Strong_20_Emphasis"><text:span text:style-name="T15">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3">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2"/>
      <text:p text:style-name="Text_20_body"/>
      <text:p text:style-name="Text_20_body"/>
      <text:p text:style-name="Text_20_body"/>
      <text:h text:style-name="P69" text:outline-level="1">Architectural synthesis</text:h>
      <text:h text:style-name="Heading_20_2" text:outline-level="2" text:is-list-header="true">Module view</text:h>
      <text:p text:style-name="Text_20_body"/>
      <text:p text:style-name="Text_20_body"><draw:frame draw:style-name="fr5" draw:name="Image19" text:anchor-type="as-char" svg:width="2.2354in" svg:height="3.872in" draw:z-index="19"><draw:image xlink:href="Pictures/1000000100000127000001FFF108CE20F96C7E9C.png" xlink:type="simple" xlink:show="embed" xlink:actuate="onLoad" draw:mime-type="image/png"/></draw:frame><text:line-break/><draw:frame draw:style-name="fr5" draw:name="Image20" text:anchor-type="as-char" svg:width="6.6929in" svg:height="4.7925in" draw:z-index="20"><draw:image xlink:href="Pictures/10000001000003FA000002D98240563099C213B8.png" xlink:type="simple" xlink:show="embed" xlink:actuate="onLoad" draw:mime-type="image/png"/></draw:frame></text:p>
      <text:p text:style-name="Text_20_body"><text:soft-page-break/><draw:frame draw:style-name="fr5" draw:name="Image21" text:anchor-type="as-char" svg:width="5.5811in" svg:height="6.452in" draw:z-index="21"><draw:image xlink:href="Pictures/1000000100000261000002C04FECBDC843F11639.png" xlink:type="simple" xlink:show="embed" xlink:actuate="onLoad" draw:mime-type="image/png"/></draw:frame></text:p>
      <text:h text:style-name="P71" text:outline-level="2">Component &amp; connector view</text:h>
      <text:p text:style-name="Text_20_body"/>
      <text:p text:style-name="Text_20_body"><draw:frame draw:style-name="fr5" draw:name="Image22" text:anchor-type="as-char" svg:width="2.3654in" svg:height="3.3783in" draw:z-index="22"><draw:image xlink:href="Pictures/100000010000012D000001AEB3B602C29EADCFBA.png" xlink:type="simple" xlink:show="embed" xlink:actuate="onLoad" draw:mime-type="image/png"/></draw:frame></text:p>
      <text:p text:style-name="Text_20_body"><draw:frame draw:style-name="fr5" draw:name="Image23" text:anchor-type="as-char" svg:width="4.5209in" svg:height="2.8917in" draw:z-index="23"><draw:image xlink:href="Pictures/10000001000002FE000001EA432749178757C21B.png" xlink:type="simple" xlink:show="embed" xlink:actuate="onLoad" draw:mime-type="image/png"/></draw:frame></text:p>
      <text:h text:style-name="P71" text:outline-level="2">Deployment view</text:h>
      <text:p text:style-name="Text_20_body"/>
      <text:p text:style-name="P30"><draw:frame draw:style-name="fr5" draw:name="Image24" text:anchor-type="as-char" svg:width="2.1409in" svg:height="3.0563in" draw:z-index="24"><draw:image xlink:href="Pictures/1000000100000127000001A5340A0B0676FEF244.png" xlink:type="simple" xlink:show="embed" xlink:actuate="onLoad" draw:mime-type="image/png"/></draw:frame></text:p>
      <text:p text:style-name="P30"><draw:frame draw:style-name="fr5" draw:name="Image25" text:anchor-type="as-char" svg:width="2.4528in" svg:height="4.2402in" draw:z-index="25"><draw:image xlink:href="Pictures/10000001000001390000021D17B6E1051A7BBF16.png" xlink:type="simple" xlink:show="embed" xlink:actuate="onLoad" draw:mime-type="image/png"/></draw:frame></text:p>
      <text:h text:style-name="P71" text:outline-level="2">Design decision<text:span text:style-name="T17">s</text:span> regarding Tactics &amp; Patterns</text:h>
      <text:p text:style-name="Text_20_body"/>
      <text:h text:style-name="P78" text:outline-level="3">Overall structure</text:h>
      <text:p text:style-name="P31"><draw:frame draw:style-name="fr5" draw:name="Image26" text:anchor-type="as-char" svg:width="6.6929in" svg:height="3.8346in" draw:z-index="26"><draw:image xlink:href="Pictures/100000010000032F000001D3F76EADD663745A56.png" xlink:type="simple" xlink:show="embed" xlink:actuate="onLoad" draw:mime-type="image/png"/></draw:frame></text:p>
      <text:p text:style-name="P31"/>
      <text:h text:style-name="P79" text:outline-level="3">Event broker zoomed in view</text:h>
      <text:p text:style-name="P32"/>
      <text:p text:style-name="P32"><draw:frame draw:style-name="fr1" draw:name="Frame3" text:anchor-type="as-char" svg:width="5.8528in" draw:z-index="27"><draw:text-box fo:min-height="3.9854in"><text:p text:style-name="Figure"><draw:frame draw:style-name="fr3" draw:name="Image27" text:anchor-type="paragraph" svg:width="5.8528in" style:rel-width="100%" svg:height="3.9854in" style:rel-height="scale" draw:z-index="28"><draw:image xlink:href="Pictures/100000010000035800000247A1FCEE9067B5C526.png" xlink:type="simple" xlink:show="embed" xlink:actuate="onLoad" draw:mime-type="image/png"/></draw:frame>Figure <text:sequence text:ref-name="refFigure0" text:name="Figure" text:formula="ooow:Figure+1" style:num-format="1">1</text:sequence>: What happens inside the event broker</text:p></draw:text-box></draw:frame></text:p>
      <text:p text:style-name="P32"/>
      <text:h text:style-name="P79" text:outline-level="3">Microkernel zoomed in view</text:h>
      <text:p text:style-name="P32"><draw:frame draw:style-name="fr1" draw:name="Frame2" text:anchor-type="as-char" svg:width="6.6929in" draw:z-index="29"><draw:text-box fo:min-height="4.7252in"><text:p text:style-name="Figure"><draw:frame draw:style-name="fr3" draw:name="Image28" text:anchor-type="paragraph" svg:width="6.6929in" style:rel-width="100%" svg:height="4.7252in" style:rel-height="scale" draw:z-index="30"><draw:image xlink:href="Pictures/10000001000003590000025D0B72DD003A3B9B14.png" xlink:type="simple" xlink:show="embed" xlink:actuate="onLoad" draw:mime-type="image/png"/></draw:frame>Figure <text:sequence text:ref-name="refFigure1" text:name="Figure" text:formula="ooow:Figure+1" style:num-format="1">2</text:sequence>: What happens inside the microkern<text:span text:style-name="T6">e</text:span>l</text:p></draw:text-box></draw:frame></text:p>
      <text:p text:style-name="P32"/>
      <text:p text:style-name="P32"/>
      <text:h text:style-name="P79" text:outline-level="3">Plugin actor model zoomed in view</text:h>
      <text:p text:style-name="P32"><draw:frame draw:style-name="fr4" draw:name="Image29" text:anchor-type="as-char" svg:y="-2.3193in" svg:width="6.1146in" svg:height="4.052in" draw:z-index="31"><draw:image xlink:href="Pictures/100000000000024B0000018534241D9F6241B342.png" xlink:type="simple" xlink:show="embed" xlink:actuate="onLoad" draw:mime-type="image/png"/></draw:frame></text:p>
      <text:p text:style-name="P32"><draw:frame draw:style-name="fr1" draw:name="Frame1" text:anchor-type="as-char" svg:width="6.6929in" draw:z-index="32"><draw:text-box fo:min-height="0.4528in"><text:p text:style-name="Figure">Figure <text:sequence text:ref-name="refFigure2" text:name="Figure" text:formula="ooow:Figure+1" style:num-format="1">3</text:sequence>: What happens inside the plugins that communicate with the bookmakers</text:p></draw:text-box></draw:frame></text:p>
      <text:h text:style-name="P80" text:outline-level="3">Performance</text:h>
      <text:h text:style-name="Heading_20_4" text:outline-level="4"><text:span text:style-name="T18">Performance </text:span>Patterns</text:h>
      <text:p text:style-name="P33"><text:span text:style-name="T1">A. </text:span><text:span text:style-name="T2">Event broker </text:span><text:span text:style-name="T3">[figure 1]</text:span></text:p>
      <text:p text:style-name="P16">Pros</text:p>
      <text:list text:style-name="L14">
        <text:list-item>
          <text:p text:style-name="P112">The event broker can allow for low latency between odds being changed and the odds being displayed to our user. <text:span text:style-name="T19">Each channel in the broker will be a specific match </text:span><text:span text:style-name="T20">ID. Trigger orders will then act as subscribers on specific channels, using specific criteria being the odds and money placement.</text:span></text:p>
        </text:list-item>
      </text:list>
      <text:p text:style-name="P18">Cons</text:p>
      <text:list text:style-name="L15">
        <text:list-item>
          <text:p text:style-name="P114">As the number of channels and subscribers increases, the broker can struggle to efficiently manage all connections, especially if channels are highly active. <text:span text:style-name="T21">This can reduce performance.</text:span></text:p>
        </text:list-item>
        <text:list-item>
          <text:p text:style-name="P115">Traffic might be heavily unbalanced, as one channel might represent a local sports-match with 4 people in the audience and another represent the grand final match watched by millions. <text:span text:style-name="T22">This can reduce performance.</text:span></text:p>
        </text:list-item>
        <text:list-item>
          <text:p text:style-name="P116">It can be difficult to ensure a correct ordering. In case we end up deciding that bigger bets should be prioritized higher than small bets. <text:span text:style-name="T23">This can reduce usability.</text:span></text:p>
        </text:list-item>
        <text:list-item>
          <text:p text:style-name="P117">The broker might be the bottleneck, and a single point of failure. <text:span text:style-name="T24">This can reduce availability.</text:span></text:p>
        </text:list-item>
      </text:list>
      <text:p text:style-name="P3"><text:span text:style-name="T25">B</text:span>. Message Queuing <text:span text:style-name="T20">using the </text:span><text:span text:style-name="T25">Actor model </text:span><text:span text:style-name="T26">[figure 3]</text:span></text:p>
      <text:p text:style-name="P17">Pros</text:p>
      <text:list text:style-name="L16">
        <text:list-item>
          <text:p text:style-name="P109">Spinning up an actor to handle each transaction ensures greater resource utilization as they can work in parallel.</text:p>
        </text:list-item>
        <text:list-item>
          <text:p text:style-name="P118"><text:span text:style-name="T16">D</text:span><text:span text:style-name="T15">ecoupling from other bookmaker, as each actor is designed to only communicate with a specific bookmaker. As thus, if the bookmaker changes the API, only a specific actor implementation is affected.</text:span></text:p>
        </text:list-item>
        <text:list-item>
          <text:p text:style-name="P110">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111">The actor model is suitable for horizontal scaling. Example by adding more “LeoVegas bookmaker actors”, in case there is high traffic on bet placements for LeoVegas.</text:p>
        </text:list-item>
      </text:list>
      <text:p text:style-name="P19">Cons</text:p>
      <text:list text:style-name="L17">
        <text:list-item>
          <text:p text:style-name="P113">Spinning up actors introduces some time overhead.</text:p>
        </text:list-item>
        <text:list-item>
          <text:p text:style-name="P119"><text:s/><text:span text:style-name="T27">I</text:span>nter-actor communication can introduce additional latency, <text:span text:style-name="T27">thus reducing performance.</text:span></text:p>
        </text:list-item>
      </text:list>
      <text:p text:style-name="P34"/>
      <text:h text:style-name="P91" text:outline-level="4"><text:span text:style-name="T18">Performance </text:span>Tactic<text:span text:style-name="T28">s</text:span></text:h>
      <text:p text:style-name="P4">Control Resource Demand</text:p>
      <text:p text:style-name="P35"><text:span text:style-name="T12">Techniques:</text:span><text:span text:style-name="T29"> </text:span>Prioritize events: </text:p>
      <text:p text:style-name="P13">Pros:</text:p>
      <text:list text:style-name="L18">
        <text:list-item>
          <text:p text:style-name="P120"><text:span text:style-name="T25">Events like trigger orders working with </text:span><text:span text:style-name="T34">higher sums of</text:span><text:span text:style-name="T25"> real money should be prioritized </text:span><text:span text:style-name="T34">compared to someone betting with fun-money or placing a small bet below 100 kr.</text:span><text:span text:style-name="T25"> </text:span><text:span text:style-name="T35">This can be achieved with the event broker having a prioritization list. </text:span><text:span text:style-name="T34">This will improve usability for the customer segment more important to us (The whales).</text:span></text:p>
        </text:list-item>
      </text:list>
      <text:p text:style-name="P18">Cons:</text:p>
      <text:list text:style-name="L19">
        <text:list-item>
          <text:p text:style-name="P121"><text:span text:style-name="T25">Less important events like updating the UI, </text:span><text:span text:style-name="T35">gets</text:span><text:span text:style-name="T25"> higher latency.</text:span></text:p>
        </text:list-item>
      </text:list>
      <text:p text:style-name="P30"/>
      <text:p text:style-name="P4">Manage Resources</text:p>
      <text:p text:style-name="P36"><text:span text:style-name="T12">Techniques</text:span><text:span text:style-name="T29">: </text:span>Introduce concurrency: </text:p>
      <text:p text:style-name="P20">Pros:</text:p>
      <text:list text:style-name="L20">
        <text:list-item>
          <text:p text:style-name="P122">Process multiple streams of betting data in parallel. <text:span text:style-name="T35">This can be achieved with the actor model when handling bet placements. </text:span><text:span text:style-name="T36">Each actor can act completely independent of other bookmaker actors, making their work “embarrassingly parallelizable”</text:span></text:p>
        </text:list-item>
      </text:list>
      <text:p text:style-name="P18">Cons:</text:p>
      <text:list text:style-name="L21">
        <text:list-item>
          <text:p text:style-name="P123">Increased complexity in ensuring we don’t accidentally spin up two actors for the same task and places 2 bets etc.</text:p>
        </text:list-item>
      </text:list>
      <text:p text:style-name="P30"/>
      <text:p text:style-name="P30"/>
      <text:p text:style-name="P30"/>
      <text:h text:style-name="P80" text:outline-level="3">Availability</text:h>
      <text:h text:style-name="Heading_20_4" text:outline-level="4">Availability Patterns</text:h>
      <text:p text:style-name="P4"><text:span text:style-name="T37">A. </text:span><text:span text:style-name="T35">Actor model </text:span><text:span text:style-name="T26">[figure 3]</text:span></text:p>
      <text:p text:style-name="P14">Pros</text:p>
      <text:list text:style-name="L22">
        <text:list-item>
          <text:p text:style-name="P124">The actor model can help preventing errors that causes the whole system to crash, by having the actors crash instead. Having a monitor on the actors lets the system know so it can notify the user or try again.</text:p>
        </text:list-item>
      </text:list>
      <text:p text:style-name="P18">Cons</text:p>
      <text:list text:style-name="L23">
        <text:list-item>
          <text:p text:style-name="P125">Lots of communication handling is needed, which may introduce computation and complexity overhead.</text:p>
        </text:list-item>
      </text:list>
      <text:h text:style-name="Heading_20_4" text:outline-level="4">Availability Tactics</text:h>
      <text:p text:style-name="P4">Detect Faults</text:p>
      <text:p text:style-name="P37"><text:span text:style-name="T12">Techniques: </text:span><text:span text:style-name="T35">Heartbeat</text:span>: </text:p>
      <text:p text:style-name="P14">Pros</text:p>
      <text:list text:style-name="L24">
        <text:list-item>
          <text:p text:style-name="P126">Regularly check the availability of external betting providers. <text:span text:style-name="T38">Improves usability, if we can up-front tell a user that they can't place a bet at LeoVegas right now, compared to them trying to place a bet and afterwards getting told they can't do it.</text:span></text:p>
        </text:list-item>
      </text:list>
      <text:p text:style-name="P18">Cons:</text:p>
      <text:list text:style-name="L25">
        <text:list-item>
          <text:p text:style-name="P127">Increases network traffic and monitoring overhead.</text:p>
        </text:list-item>
      </text:list>
      <text:p text:style-name="P30"/>
      <text:p text:style-name="P4">Recover from Faults</text:p>
      <text:p text:style-name="P37"><text:span text:style-name="T12">Techniques</text:span><text:span text:style-name="T29">: </text:span>Graceful degradation: </text:p>
      <text:p text:style-name="P21">Pros</text:p>
      <text:list text:style-name="L26">
        <text:list-item>
          <text:p text:style-name="P128">When one provider fails, continue serving data from other providers. <text:span text:style-name="T35">Achieved with actor model.</text:span></text:p>
        </text:list-item>
      </text:list>
      <text:p text:style-name="P21">Cons</text:p>
      <text:list text:style-name="L27">
        <text:list-item>
          <text:p text:style-name="P129"><text:span text:style-name="T39">U</text:span>sers may encounter reduced functionality <text:span text:style-name="T39">in terms of bet placement options</text:span>, which can lead to confusion or dissatisfaction.</text:p>
        </text:list-item>
      </text:list>
      <text:h text:style-name="P80" text:outline-level="3">Modifiability</text:h>
      <text:p text:style-name="P30"/>
      <text:h text:style-name="Heading_20_4" text:outline-level="4">Modifiability Patterns</text:h>
      <text:p text:style-name="P4">A. Microkernel <text:span text:style-name="T26">[figure 2]</text:span></text:p>
      <text:p text:style-name="P15">Pros</text:p>
      <text:list text:style-name="L28">
        <text:list-item>
          <text:p text:style-name="P131">Provides a <text:span text:style-name="T26">handler</text:span> that supports <text:span text:style-name="T37">placing/canceling bets </text:span><text:span text:style-name="T26">on various external bookmaker API’s. This way if new bookmakers appear or change, we only have to handle the change in the microkernel logic while the rest of the system remains the same. </text:span><text:span text:style-name="T40">Thus improving modifiability by decoupling different bookmakers, and isolating the system affected by external changes.</text:span></text:p>
        </text:list-item>
      </text:list>
      <text:p text:style-name="P18">Cons</text:p>
      <text:list text:style-name="L29">
        <text:list-item>
          <text:p text:style-name="P132">Extra abstraction layers may lead to performance overhead.</text:p>
        </text:list-item>
      </text:list>
      <text:p text:style-name="P30"/>
      <text:h text:style-name="Heading_20_4" text:outline-level="4">Modifiability Tactic<text:span text:style-name="T41">s</text:span></text:h>
      <text:p text:style-name="P5">Increase Cohesion &amp; Reduce Coupling</text:p>
      <text:p text:style-name="P38"><text:span text:style-name="T12">Technique</text:span><text:span text:style-name="T14">s</text:span><text:span text:style-name="T30">:</text:span><text:span text:style-name="T29"> </text:span>Split Module <text:span text:style-name="T42">&amp; Encapsulate External Calls</text:span></text:p>
      <text:p text:style-name="P22">Pros</text:p>
      <text:list text:style-name="L30">
        <text:list-item>
          <text:p text:style-name="P130">Having different actors [figure 3] for different bookmakers increases cohesion and since they work independently they have low coupling.</text:p>
        </text:list-item>
        <text:list-item>
          <text:p text:style-name="P133"><text:span text:style-name="T31">Let</text:span><text:span text:style-name="T30">ting</text:span><text:span text:style-name="T31"> the event broker [figure 1] encapsulate by handle detecting odds. changes </text:span></text:p>
        </text:list-item>
      </text:list>
      <text:p text:style-name="P18">Cons:</text:p>
      <text:list text:style-name="L31">
        <text:list-item>
          <text:p text:style-name="P134">Split module may decrease performance, because it adds more steps to the data-flow.</text:p>
        </text:list-item>
        <text:list-item>
          <text:p text:style-name="P134">Encapsulating in one place may introduce a bottleneck or single point of failure.</text:p>
        </text:list-item>
      </text:list>
      <text:p text:style-name="P30"/>
      <text:p text:style-name="P4"/>
      <text:h text:style-name="P81" text:outline-level="3">Safety</text:h>
      <text:h text:style-name="Heading_20_4" text:outline-level="4">Safety Patterns</text:h>
      <text:p text:style-name="P6"><text:span text:style-name="T43">A</text:span>. Actor model with message passing <text:span text:style-name="T43">[figure 3]</text:span></text:p>
      <text:p text:style-name="P39"><text:span text:style-name="T44">(See performance section for more info). </text:span>The actor handles the transaction process and makes sure it either succeeds or quickly detects if odds have changed, so the user can be notified.</text:p>
      <text:h text:style-name="Heading_20_4" text:outline-level="4">Safety Tactics</text:h>
      <text:p text:style-name="P23">Techniques:<text:span text:style-name="T29"> <text:s/>Exception Detection, <text:s/>Exception Handling </text:span><text:span text:style-name="T32">&amp; </text:span><text:span text:style-name="T33">Input validation:</text:span></text:p>
      <text:p text:style-name="P24">Pros<text:span text:style-name="T29">:</text:span></text:p>
      <text:list text:style-name="L32">
        <text:list-item>
          <text:p text:style-name="P136">Monitor<text:span text:style-name="T43">ing the actors to ensure crashes are handled, will avoid major faults.</text:span></text:p>
        </text:list-item>
        <text:list-item>
          <text:p text:style-name="P136"><text:span text:style-name="T45">I</text:span>mmediately reject and rollback transactions if anomalies are detected.</text:p>
        </text:list-item>
        <text:list-item>
          <text:p text:style-name="P135">Making sure invalid bets cannot be placed by having the actors closely communicate with the bookmaker API.</text:p>
        </text:list-item>
      </text:list>
      <text:p text:style-name="P25">Cons:</text:p>
      <text:list text:style-name="L33">
        <text:list-item>
          <text:p text:style-name="P137">Additional processing may introduce minor delays.</text:p>
        </text:list-item>
        <text:list-item>
          <text:p text:style-name="P137">Complex exception logic can <text:span text:style-name="T43">decrease maintainability, </text:span><text:span text:style-name="T45">by making it harder to make changes will maintaining a growing exception handling system.</text:span></text:p>
        </text:list-item>
      </text:list>
      <text:p text:style-name="P40"><text:s/></text:p>
      <text:h text:style-name="P70" text:outline-level="1">Architectural Prototyping</text:h>
      <text:h text:style-name="P72" text:outline-level="2">Architectural issue</text:h>
      <text:p text:style-name="P42">When designing our prototype we would like to investigate how some of our identified important architectural qualities affects on<text:span text:style-name="T46">e</text:span> another <text:span text:style-name="T47">in an experimental manner</text:span>. Specifically we would like to <text:span text:style-name="T48">investigate</text:span> how performance, modifiability <text:span text:style-name="T46">and </text:span>safety impact each other <text:span text:style-name="T46">in the microkernel module</text:span>. <text:span text:style-name="T49">To facilitate </text:span><text:span text:style-name="T47">this our prototype needs to be able to </text:span><text:span text:style-name="T50">distribute bets in a </text:span>way that simulates how the system would function <text:span text:style-name="T47">in the real world</text:span>. That is, we need to be able to handle uneven betting loads if e.g. a specific site has a good offer and gets disproportionately higher amount of bets than other bookmakers. </text:p>
      <text:h text:style-name="P72" text:outline-level="2">Designs</text:h>
      <text:p text:style-name="P43">We <text:span text:style-name="T48">will</text:span> experiment with two different design variations: The actor model and a load balancer. <text:span text:style-name="T51">We assume t</text:span>he former provide<text:span text:style-name="T51">s</text:span> us with lower coupling between different actors and hereby ensuring better modifiability <text:span text:style-name="T51">and safety. </text:span><text:span text:style-name="T46">However, w</text:span><text:span text:style-name="T51">e want to explore the </text:span><text:span text:style-name="T46">possible performance </text:span><text:span text:style-name="T51">benefits </text:span><text:span text:style-name="T46">of</text:span><text:span text:style-name="T51"> using a load balancer </text:span><text:span text:style-name="T46">instead</text:span><text:span text:style-name="T51">, and take a stand on whether the system is better suited with a load balancer or </text:span><text:span text:style-name="T46">an actor model</text:span><text:span text:style-name="T51">. </text:span><text:span text:style-name="T49">The two designs are illustrated </text:span><text:span text:style-name="T47">in Figure 4. </text:span></text:p>
      <text:p text:style-name="P43"><draw:frame draw:style-name="fr1" draw:name="Frame4" text:anchor-type="as-char" svg:width="6.6929in" draw:z-index="33"><draw:text-box fo:min-height="4.0465in"><text:p text:style-name="Figure"><draw:frame draw:style-name="fr3" draw:name="Image30" text:anchor-type="paragraph" svg:width="6.6929in" style:rel-width="100%" svg:height="4.0465in" style:rel-height="scale" draw:z-index="34"><draw:image xlink:href="Pictures/100000000000043D0000029067DFC13B93017D79.png" xlink:type="simple" xlink:show="embed" xlink:actuate="onLoad" draw:mime-type="image/png"/></draw:frame>Figure <text:sequence text:ref-name="refFigure3" text:name="Figure" text:formula="ooow:Figure+1" style:num-format="1">4</text:sequence>: Actor Model and Load Balancer</text:p></draw:text-box></draw:frame></text:p>
      <text:p text:style-name="P43"><text:span text:style-name="T51">In the following we will describe the two systems and </text:span><text:span text:style-name="T52">highlight their pros and cons.</text:span></text:p>
      <text:h text:style-name="P82" text:outline-level="3">Actor model</text:h>
      <text:p text:style-name="P41"><text:span text:style-name="T46">In this design t</text:span>here is an actor for each bookmaker. <text:span text:style-name="T46">The microkernel </text:span><text:span text:style-name="T54">forwards betting requests to the actors based on the request type. If it is a Bet365 request, it will be forwarded to the actor that handles Bet365 requests etc. </text:span></text:p>
      <text:p text:style-name="P41"><text:soft-page-break/>Pro: Each actor is specialized to their given bookmaker. <text:span text:style-name="T54">This ensures that the different logics/interfaces for different bookmakers are isolated, creating lower coupling </text:span><text:span text:style-name="T55">and better modifiab</text:span><text:span text:style-name="T48">i</text:span><text:span text:style-name="T55">lity</text:span><text:span text:style-name="T54">. And if something goes wrong it only affects requests to the specific bookmaker, </text:span><text:span text:style-name="T55">meaning we get higher safety</text:span><text:span text:style-name="T54">.</text:span></text:p>
      <text:p text:style-name="P41">Con: <text:s/>The actor handles all request for said bookmaker, so uneven load between bookmakers might overwork some actors and starve others <text:span text:style-name="T55">leading to poor performance</text:span>.</text:p>
      <text:h text:style-name="P82" text:outline-level="3">Load balancer</text:h>
      <text:p text:style-name="P41">There are x <text:span text:style-name="T48">(2 in our prototype, but more in real world)</text:span> servers that be can distributed to. <text:span text:style-name="T54">Each server can handle every kind of requests because the requests are distributed based on load. The least loaded server gets the next request.</text:span></text:p>
      <text:p text:style-name="P41">Pro: <text:span text:style-name="T54">With requests being distributed based on load </text:span><text:span text:style-name="T48">instead of request type</text:span>, <text:span text:style-name="T54">we </text:span>ensur<text:span text:style-name="T54">e</text:span> even workload <text:span text:style-name="T48">among the servers</text:span>. <text:span text:style-name="T54">Furthermore, it is easy to scale out horizontally by adding more servers, </text:span><text:span text:style-name="T55">t</text:span><text:span text:style-name="T48">hereby</text:span><text:span text:style-name="T55"> always ensur</text:span><text:span text:style-name="T48">ing</text:span><text:span text:style-name="T55"> high performance</text:span><text:span text:style-name="T54">.</text:span></text:p>
      <text:p text:style-name="P41">Con: Each server must be able to handle requests for each bookmaker. <text:span text:style-name="T54">This</text:span> increas<text:span text:style-name="T54">es</text:span> complexity, <text:span text:style-name="T54">which can lead to errors and make it harder to modify when new bookmakers appear</text:span>.</text:p>
      <text:h text:style-name="P72" text:outline-level="2">Prototyping setup <text:span text:style-name="T50">and implementation</text:span></text:h>
      <text:p text:style-name="P44">The code for our prototype can be <text:span text:style-name="T55">found</text:span> at: <text:a xlink:type="simple" xlink:href="https://github.com/Grumlebob/Architecture/tree/main/Prototyping" text:style-name="Internet_20_link" text:visited-style-name="Visited_20_Internet_20_Link"><text:span text:style-name="T53">https://github.com/Grumlebob/Architecture/tree/main/Prototyping</text:span></text:a></text:p>
      <text:p text:style-name="P45"><draw:frame draw:style-name="fr1" draw:name="Frame5" text:anchor-type="as-char" svg:width="4.1252in" draw:z-index="35"><draw:text-box fo:min-height="2.5764in"><text:p text:style-name="Figure"><draw:frame draw:style-name="fr3" draw:name="Image31" text:anchor-type="paragraph" svg:width="4.1252in" style:rel-width="100%" svg:height="2.5764in" style:rel-height="scale" draw:z-index="36"><draw:image xlink:href="Pictures/100000000000025200000173EA8A5EA201AB7C6C.png" xlink:type="simple" xlink:show="embed" xlink:actuate="onLoad" draw:mime-type="image/png"/></draw:frame>Figure <text:sequence text:ref-name="refFigure4" text:name="Figure" text:formula="ooow:Figure+1" style:num-format="1">5</text:sequence>: Our setup involve<text:span text:style-name="T48">s</text:span> three PC's. </text:p></draw:text-box></draw:frame></text:p>
      <text:p text:style-name="P46">As seen in figure 5 we ha<text:span text:style-name="T48">ve</text:span> one PC (A) acting as the microkernel. It simulate<text:span text:style-name="T48">s</text:span> forwarding requests by sending requests <text:span text:style-name="T56">with message parsing </text:span>to two other PC’s (B and C). The other PC’s simply print to the console and respond to the requests, nothing else. </text:p>
      <text:p text:style-name="P47"><text:span text:style-name="T56">PC A ha</text:span><text:span text:style-name="T48">s</text:span><text:span text:style-name="T56"> two implementations. </text:span></text:p>
      <text:list text:style-name="L34">
        <text:list-item>
          <text:p text:style-name="P138"><text:span text:style-name="T48">A</text:span><text:span text:style-name="T55">ctor model.</text:span><text:span text:style-name="T56"> </text:span><text:span text:style-name="T55">PC A send</text:span><text:span text:style-name="T48">s</text:span><text:span text:style-name="T55"> requests to </text:span><text:span text:style-name="T56">B and C based on the type of the request. Type B goes to PC B and type C to PC C. </text:span></text:p>
        </text:list-item>
        <text:list-item>
          <text:p text:style-name="P138"><text:span text:style-name="T48">Load balancer. It</text:span><text:span text:style-name="T56"> ke</text:span><text:span text:style-name="T48">eps</text:span><text:span text:style-name="T56"> count of how many unanswered messages </text:span><text:span text:style-name="T48">has been</text:span><text:span text:style-name="T56"> sent to each “server” and sen</text:span><text:span text:style-name="T48">ds</text:span><text:span text:style-name="T56"> the next request to the one with fewest </text:span><text:span text:style-name="T48">unanswered messages</text:span><text:span text:style-name="T56">.<text:line-break/></text:span></text:p>
        </text:list-item>
      </text:list>
      <text:p text:style-name="P48"><text:soft-page-break/>To simulate uneven workload we <text:span text:style-name="T57">make</text:span> 10 times more requests of type B than of type C. PC A perform<text:span text:style-name="T57">s</text:span> the benchmarking based on how <text:span text:style-name="T57">long it takes from requests are sent to responses are received</text:span>. We used <text:span text:style-name="T57">both </text:span>a benchmarking library and our own implemented benchmarker.</text:p>
      <text:h text:style-name="P72" text:outline-level="2">Prototyping evaluation and conclusion</text:h>
      <text:p text:style-name="P41">This <text:span text:style-name="T57">i</text:span>s the printed result from the benchmark library (it was too slow with 10000 requests):</text:p>
      <text:p text:style-name="P41">| Method <text:s text:c="17"/><text:tab/><text:tab/>| TotalRequests | Mean <text:s text:c="6"/>| Error <text:s text:c="3"/><text:tab/>| StdDev <text:s text:c="2"/>| Allocated <text:s/>|</text:p>
      <text:p text:style-name="P41">|------------------------ <text:tab/><text:tab/>|-------------- <text:tab/>|-----------:|---------<text:tab/>:|---------:|-----------:|</text:p>
      <text:p text:style-name="P41">| RunActorBenchmark <text:s text:c="6"/><text:tab/>| 100 <text:s text:c="10"/><text:tab/>| <text:s text:c="2"/>254.1 ms | <text:s/>5.73 ms | 16.53 ms | <text:s/>204.23 KB |</text:p>
      <text:p text:style-name="P41">| RunActorBenchmark <text:s text:c="6"/><text:tab/>| 1000 <text:s text:c="9"/><text:tab/>| 2,308.8 ms | 44.52 ms | 41.65 ms | 2045.02 KB |</text:p>
      <text:p text:style-name="P41"/>
      <text:p text:style-name="P41">| Method <text:s text:c="18"/><text:tab/><text:tab/>| TotalRequests | Mean <text:s text:c="6"/>| Error <text:s text:c="3"/><text:tab/>| StdDev <text:s text:c="3"/>| Allocated <text:s/>|</text:p>
      <text:p text:style-name="P41">|------------------------- <text:tab/><text:tab/>|-------------- <text:tab/>|-----------:|---------<text:tab/>:|----------:|-----------:|</text:p>
      <text:p text:style-name="P41">| RunLoadBalancerBenchmark | 100 <text:s text:c="10"/><text:tab/>| <text:s text:c="2"/>248.9 ms | 23.58 ms | <text:s/>66.13 ms | <text:s/>228.59 KB |</text:p>
      <text:p text:style-name="P41">| RunLoadBalancerBenchmark | 1000 <text:s text:c="8"/><text:tab/>| 2,098.3 ms | 44.36 ms | 128.70 ms | 2287.53 KB |</text:p>
      <text:p text:style-name="P41"/>
      <text:p text:style-name="P41">This <text:span text:style-name="T57">i</text:span>s the results from our own benchmark implementatio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49">Approach</text:p>
          </table:table-cell>
          <table:table-cell table:style-name="PrototypingResults.A1" office:value-type="string">
            <text:p text:style-name="P49">Requests</text:p>
          </table:table-cell>
          <table:table-cell table:style-name="PrototypingResults.A1" office:value-type="string">
            <text:p text:style-name="P49">Fastest (ms)</text:p>
          </table:table-cell>
          <table:table-cell table:style-name="PrototypingResults.A1" office:value-type="string">
            <text:p text:style-name="P49">Slowest (ms)</text:p>
          </table:table-cell>
          <table:table-cell table:style-name="PrototypingResults.A1" office:value-type="string">
            <text:p text:style-name="P49">Average (ms)</text:p>
          </table:table-cell>
          <table:table-cell table:style-name="PrototypingResults.A1" office:value-type="string">
            <text:p text:style-name="P49">Q25 (ms)</text:p>
          </table:table-cell>
          <table:table-cell table:style-name="PrototypingResults.A1" office:value-type="string">
            <text:p text:style-name="P49">Median (ms)</text:p>
          </table:table-cell>
          <table:table-cell table:style-name="PrototypingResults.A1" office:value-type="string">
            <text:p text:style-name="P49">Q75 (ms)</text:p>
          </table:table-cell>
        </table:table-row>
        <table:table-row>
          <table:table-cell table:style-name="PrototypingResults.A2" office:value-type="string">
            <text:p text:style-name="P49">Actor</text:p>
          </table:table-cell>
          <table:table-cell table:style-name="PrototypingResults.B2" office:value-type="float" office:value="100">
            <text:p text:style-name="P50">100</text:p>
          </table:table-cell>
          <table:table-cell table:style-name="PrototypingResults.A2" office:value-type="string">
            <text:p text:style-name="P51">17,11</text:p>
          </table:table-cell>
          <table:table-cell table:style-name="PrototypingResults.A2" office:value-type="string">
            <text:p text:style-name="P51">263,57</text:p>
          </table:table-cell>
          <table:table-cell table:style-name="PrototypingResults.A2" office:value-type="string">
            <text:p text:style-name="P51">148,11</text:p>
          </table:table-cell>
          <table:table-cell table:style-name="PrototypingResults.A2" office:value-type="string">
            <text:p text:style-name="P51">90,29</text:p>
          </table:table-cell>
          <table:table-cell table:style-name="PrototypingResults.A2" office:value-type="string">
            <text:p text:style-name="P51">152,06</text:p>
          </table:table-cell>
          <table:table-cell table:style-name="PrototypingResults.A2" office:value-type="string">
            <text:p text:style-name="P51">212,26</text:p>
          </table:table-cell>
        </table:table-row>
        <table:table-row>
          <table:table-cell table:style-name="PrototypingResults.A2" office:value-type="string">
            <text:p text:style-name="P49">LoadBalancer</text:p>
          </table:table-cell>
          <table:table-cell table:style-name="PrototypingResults.B2" office:value-type="float" office:value="100">
            <text:p text:style-name="P50">100</text:p>
          </table:table-cell>
          <table:table-cell table:style-name="PrototypingResults.A2" office:value-type="string">
            <text:p text:style-name="P51">4,76</text:p>
          </table:table-cell>
          <table:table-cell table:style-name="PrototypingResults.A2" office:value-type="string">
            <text:p text:style-name="P51">122,87</text:p>
          </table:table-cell>
          <table:table-cell table:style-name="PrototypingResults.A2" office:value-type="string">
            <text:p text:style-name="P51">66,18</text:p>
          </table:table-cell>
          <table:table-cell table:style-name="PrototypingResults.A2" office:value-type="string">
            <text:p text:style-name="P51">37,20</text:p>
          </table:table-cell>
          <table:table-cell table:style-name="PrototypingResults.A2" office:value-type="string">
            <text:p text:style-name="P51">67,72</text:p>
          </table:table-cell>
          <table:table-cell table:style-name="PrototypingResults.A2" office:value-type="string">
            <text:p text:style-name="P51">94,95</text:p>
          </table:table-cell>
        </table:table-row>
        <table:table-row>
          <table:table-cell table:style-name="PrototypingResults.A2" office:value-type="string">
            <text:p text:style-name="P49">Actor</text:p>
          </table:table-cell>
          <table:table-cell table:style-name="PrototypingResults.B2" office:value-type="float" office:value="1000">
            <text:p text:style-name="P50">1000</text:p>
          </table:table-cell>
          <table:table-cell table:style-name="PrototypingResults.A2" office:value-type="string">
            <text:p text:style-name="P51">2,62</text:p>
          </table:table-cell>
          <table:table-cell table:style-name="PrototypingResults.A2" office:value-type="string">
            <text:p text:style-name="P51">2278,65</text:p>
          </table:table-cell>
          <table:table-cell table:style-name="PrototypingResults.A2" office:value-type="string">
            <text:p text:style-name="P51">1055,93</text:p>
          </table:table-cell>
          <table:table-cell table:style-name="PrototypingResults.A2" office:value-type="string">
            <text:p text:style-name="P51">423,49</text:p>
          </table:table-cell>
          <table:table-cell table:style-name="PrototypingResults.A2" office:value-type="string">
            <text:p text:style-name="P50">1031,34</text:p>
          </table:table-cell>
          <table:table-cell table:style-name="PrototypingResults.A2" office:value-type="string">
            <text:p text:style-name="P51">1694,64</text:p>
          </table:table-cell>
        </table:table-row>
        <table:table-row>
          <table:table-cell table:style-name="PrototypingResults.A2" office:value-type="string">
            <text:p text:style-name="P49">LoadBalancer</text:p>
          </table:table-cell>
          <table:table-cell table:style-name="PrototypingResults.B2" office:value-type="float" office:value="1000">
            <text:p text:style-name="P50">1000</text:p>
          </table:table-cell>
          <table:table-cell table:style-name="PrototypingResults.A2" office:value-type="string">
            <text:p text:style-name="P51">2,28</text:p>
          </table:table-cell>
          <table:table-cell table:style-name="PrototypingResults.A2" office:value-type="string">
            <text:p text:style-name="P51">1273,27</text:p>
          </table:table-cell>
          <table:table-cell table:style-name="PrototypingResults.A2" office:value-type="string">
            <text:p text:style-name="P51">646,01</text:p>
          </table:table-cell>
          <table:table-cell table:style-name="PrototypingResults.A2" office:value-type="string">
            <text:p text:style-name="P51">321,39</text:p>
          </table:table-cell>
          <table:table-cell table:style-name="PrototypingResults.A2" office:value-type="string">
            <text:p text:style-name="P51">663,64</text:p>
          </table:table-cell>
          <table:table-cell table:style-name="PrototypingResults.A2" office:value-type="string">
            <text:p text:style-name="P51">970,55</text:p>
          </table:table-cell>
        </table:table-row>
        <table:table-row>
          <table:table-cell table:style-name="PrototypingResults.A2" office:value-type="string">
            <text:p text:style-name="P49">Actor</text:p>
          </table:table-cell>
          <table:table-cell table:style-name="PrototypingResults.B2" office:value-type="float" office:value="10000">
            <text:p text:style-name="P50">10000</text:p>
          </table:table-cell>
          <table:table-cell table:style-name="PrototypingResults.A2" office:value-type="string">
            <text:p text:style-name="P51">3,25</text:p>
          </table:table-cell>
          <table:table-cell table:style-name="PrototypingResults.A2" office:value-type="string">
            <text:p text:style-name="P51">26505,02</text:p>
          </table:table-cell>
          <table:table-cell table:style-name="PrototypingResults.A2" office:value-type="string">
            <text:p text:style-name="P51">11940,40</text:p>
          </table:table-cell>
          <table:table-cell table:style-name="PrototypingResults.A2" office:value-type="string">
            <text:p text:style-name="P51">4215,14</text:p>
          </table:table-cell>
          <table:table-cell table:style-name="PrototypingResults.A2" office:value-type="string">
            <text:p text:style-name="P51">11515,58</text:p>
          </table:table-cell>
          <table:table-cell table:style-name="PrototypingResults.A2" office:value-type="string">
            <text:p text:style-name="P51">19142,97</text:p>
          </table:table-cell>
        </table:table-row>
        <table:table-row>
          <table:table-cell table:style-name="PrototypingResults.A7" office:value-type="string">
            <text:p text:style-name="P49">LoadBalancer</text:p>
          </table:table-cell>
          <table:table-cell table:style-name="PrototypingResults.B7" office:value-type="float" office:value="10000">
            <text:p text:style-name="P50">10000</text:p>
          </table:table-cell>
          <table:table-cell table:style-name="PrototypingResults.C7" office:value-type="string">
            <text:p text:style-name="P51">9,37</text:p>
          </table:table-cell>
          <table:table-cell table:style-name="PrototypingResults.D7" office:value-type="string">
            <text:p text:style-name="P51">13584,77</text:p>
          </table:table-cell>
          <table:table-cell table:style-name="PrototypingResults.E7" office:value-type="string">
            <text:p text:style-name="P51">7132,18</text:p>
          </table:table-cell>
          <table:table-cell table:style-name="PrototypingResults.F7" office:value-type="string">
            <text:p text:style-name="P51">4032,39</text:p>
          </table:table-cell>
          <table:table-cell table:style-name="PrototypingResults.G7" office:value-type="string">
            <text:p text:style-name="P51">7340,09</text:p>
          </table:table-cell>
          <table:table-cell table:style-name="PrototypingResults.H7" office:value-type="string">
            <text:p text:style-name="P51">10421,72</text:p>
          </table:table-cell>
        </table:table-row>
      </table:table>
      <text:p text:style-name="P41"/>
      <text:p text:style-name="P41">As expected the load balancer is faster, giving us a performance gain of roughly 45% <text:span text:style-name="T58">on average</text:span>. This is a significant performance improvement to the actor model. <text:span text:style-name="T58">Of cause these numbers may look different in the real world</text:span>, but the question is whether the gain outweighs the potential costs of choosing this solution. </text:p>
      <text:p text:style-name="P41">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57">high </text:span>performance, however it being at the cost of both modifiability and safety. This necessitates future work t<text:span text:style-name="T57">o</text:span> make sure we still maintain a safe and <text:span text:style-name="T57">modifiable</text:span> system while maintaining high performance.</text:p>
      <text:h text:style-name="P69"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13">scope of the system</text:span></text:span> and <text:span text:style-name="Default_20_Paragraph_20_Font"><text:span text:style-name="T13">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5">
        <text:list-item>
          <text:p text:style-name="P139">If alone, write it down in your own local file first, then meet with group to get it merged.</text:p>
        </text:list-item>
        <text:list-item>
          <text:p text:style-name="P139">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52">5. Colors:</text:p>
      <text:list text:style-name="L36">
        <text:list-item>
          <text:p text:style-name="P140">Green: Finished / implemented / done</text:p>
        </text:list-item>
        <text:list-item>
          <text:p text:style-name="P142">black: Being worked on / being discussed</text:p>
        </text:list-item>
        <text:list-item>
          <text:p text:style-name="P143">Red: Turned out to be irrelevant / discarded</text:p>
        </text:list-item>
      </text:list>
      <text:h text:style-name="P69" text:outline-level="1">Ideas related to business</text:h>
      <text:p text:style-name="Text_20_body"/>
      <text:h text:style-name="Heading_20_2" text:outline-level="2">10.02.2025</text:h>
      <text:p text:style-name="Text_20_body"/>
      <text:h text:style-name="P83" text:outline-level="3">Should we be a bookmaker, or only an aggregator?</text:h>
      <text:list text:style-name="L37">
        <text:list-item>
          <text:p text:style-name="P141">If we are an aggregator showing the "best odds", it would be tough for us to take a margin, as that margin would possibly reduce the odds such that it isn't no longer the best odds, only due to our cut.</text:p>
        </text:list-item>
        <text:list-item>
          <text:p text:style-name="P141">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53"/>
      <text:p text:style-name="P54">Conclusion / What happened (04.03.2025): We are mostly an aggregator. We don't act as our own bookmaker, BUT we do allow our customers to act as individual bookmakers through our site, known as “community bets”.</text:p>
      <text:p text:style-name="Text_20_body"/>
      <text:h text:style-name="Heading_20_3" text:outline-level="3">Does this concept give a total increase in new customers across betting sites, or does it eat from the existing customer base.</text:h>
      <text:list text:style-name="L38">
        <text:list-item>
          <text:p text:style-name="P144">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144"><text:span text:style-name="Default_20_Paragraph_20_Font"><text:span text:style-name="T13">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144"><text:span text:style-name="Default_20_Paragraph_20_Font"><text:span text:style-name="T13">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P83" text:outline-level="3"><text:soft-page-break/>Should our concept only serve sport?</text:h>
      <text:p text:style-name="P53">Most of these sites also have:</text:p>
      <text:p text:style-name="P53">- Bingo<text:line-break/>- Casino &amp; Live casino<text:line-break/>- Poker &amp; other card games<text:line-break/>- Raffles<text:line-break/>- eSport (One might claim they are the same)<text:line-break/>- Quizzes and giveaways</text:p>
      <text:p text:style-name="P53">While these might make sense in our business scope, it will be too much for this 1 year project, therefore we only focus on sport - not because it is the best choice, but it is feasible within our scope of this course.</text:p>
      <text:p text:style-name="P53">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55">Conclusion / What happened (17.02.2025): We limit ourselves to sports bets for this project.</text:p>
      <text:h text:style-name="P86" text:outline-level="3">Special offers &amp; bonuses</text:h>
      <text:p text:style-name="P62">Is it feasible for our site to have offers, such as a welcome bonus?</text:p>
      <text:p text:style-name="P62">This might be rough, because that would give the customers multiple stacked welcome bonuses, one from our site, as well as one from the site they are placing the bet on.</text:p>
      <text:p text:style-name="P62">Or they might have to be designed in a smart way, we currently can’t think of.</text:p>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h text:style-name="Heading_20_3" text:outline-level="3">We must show betting limitations</text:h>
      <text:p text:style-name="Text_20_body">The UI must show the limitations of bets. "This bet gives odds 1.8 but max bet amount is 75kr."</text:p>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Bonuses must remain on the bookmaker, and can’t be transferred to our site.</text:p>
      <text:p text:style-name="Text_20_body"/>
      <text:h text:style-name="Heading_20_3" text:outline-level="3"><text:soft-page-break/>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39">
        <text:list-item>
          <text:p text:style-name="P145">Users who want to bet.</text:p>
        </text:list-item>
        <text:list-item>
          <text:p text:style-name="P145">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P83" text:outline-level="3">Where is the money</text:h>
      <text:p text:style-name="P53">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55">Conclusion / What happened (04.03.2025): We included a bank to our architecture so we can hold the money, this way the user does not need to deposit money on every site.</text:p>
      <text:p text:style-name="Text_20_body"/>
      <text:h text:style-name="P83" text:outline-level="3"><text:soft-page-break/>Cancel bets</text:h>
      <text:p text:style-name="P53">Users should be able to “cash out”, cancel their bet, etc.</text:p>
      <text:p text:style-name="P53">This system should work very similar to placing bets, such as getting rejected and prompted in case they are trying to cash-out and the odds have changed during the process.</text:p>
      <text:p text:style-name="P55">Conclusion / What happened (04.03.2025): The microkernel can forward cancel requests as well as bet placement requests.</text:p>
      <text:p text:style-name="Text_20_body"/>
      <text:h text:style-name="P69" text:outline-level="1">Ideas related to patterns</text:h>
      <text:p text:style-name="Text_20_body"/>
      <text:h text:style-name="Heading_20_2" text:outline-level="2">10.02.2025</text:h>
      <text:p text:style-name="Text_20_body"/>
      <text:h text:style-name="P83" text:outline-level="3">Pattern for registering many different vendors through our site.</text:h>
      <text:p text:style-name="P53">We need a system that handles our external bookmakers different processes, as to minimize the pain of the user, needing to create a profile on multiple sites.</text:p>
      <text:p text:style-name="Text_20_body"><draw:frame draw:style-name="fr2" draw:name="Image1 Copy 1" text:anchor-type="as-char" svg:y="0in" svg:width="6.6929in" style:rel-width="scale" svg:height="3.8457in" style:rel-height="scale" draw:z-index="14"><draw:image xlink:href="Pictures/10000000000003EC000002410C2731DB2685CE0E.png" xlink:type="simple" xlink:show="embed" xlink:actuate="onLoad" draw:mime-type="image/png"/></draw:frame></text:p>
      <text:p text:style-name="P55">Conclusion / What happened (04.03.2025): Implemented in our diagrams.</text:p>
      <text:p text:style-name="P53"/>
      <text:p text:style-name="P53"/>
      <text:p text:style-name="P53"/>
      <text:p text:style-name="P53"/>
      <text:p text:style-name="P53"/>
      <text:p text:style-name="P53"/>
      <text:p text:style-name="P53"/>
      <text:p text:style-name="P53"/>
      <text:h text:style-name="P84" text:outline-level="3">For trigger order like a stock broker, when odds reach X &lt; Y</text:h>
      <text:p text:style-name="P53">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P53"><draw:frame draw:style-name="fr2" draw:name="Image2" text:anchor-type="as-char" svg:y="0in" svg:width="6.6929in" style:rel-width="scale" svg:height="3.8256in" style:rel-height="scale" draw:z-index="15"><draw:image xlink:href="Pictures/10000000000002F2000001AF8CD0137D5F8AED77.png" xlink:type="simple" xlink:show="embed" xlink:actuate="onLoad" draw:mime-type="image/png"/></draw:frame></text:p>
      <text:p text:style-name="P53">Alternatively, we want to also look at:</text:p>
      <text:p text:style-name="Text_20_body"><draw:frame draw:style-name="fr2" draw:name="Image3" text:anchor-type="as-char" svg:y="0in" svg:width="6.6929in" style:rel-width="scale" svg:height="3.7339in" style:rel-height="scale" draw:z-index="16"><draw:image xlink:href="Pictures/10000000000004030000023D27FC5F9F663D771C.png" xlink:type="simple" xlink:show="embed" xlink:actuate="onLoad" draw:mime-type="image/png"/></draw:frame></text:p>
      <text:p text:style-name="Text_20_body"/>
      <text:p text:style-name="Text_20_body"/>
      <text:p text:style-name="Text_20_body"><text:soft-page-break/></text:p>
      <text:p text:style-name="P56">Conclusion / What happened (03.03.2025): </text:p>
      <text:p text:style-name="P57">We decided to go with:<text:line-break/>Trigger orders uses <text:span text:style-name="T12">Event broker.</text:span> The producer are “the changed odds on events”, and subscriber are the customers placing trigger orders.<text:line-break/>This will then get forwarded to our <text:span text:style-name="T12">Microkernel</text:span> responsible for communicating with the different <text:span text:style-name="T12">Actor models using message passing</text:span> to attempt to place the bet for the customer and handling errors in case the odds have changed, by checking the odds-changed-treshold on the customer, and reattempts if within border, otherwise cancels – <text:span text:style-name="T59">acting as a “transaction”.</text:span></text:p>
      <text:p text:style-name="P26"/>
      <text:p text:style-name="Text_20_body"/>
      <text:p text:style-name="P2"/>
      <text:h text:style-name="P73" text:outline-level="2">03.03.2025</text:h>
      <text:p text:style-name="P64"/>
      <text:h text:style-name="P88" text:outline-level="3">Should we have multiple copies of the database?</text:h>
      <text:p text:style-name="P64"/>
      <text:p text:style-name="P27">We could envision something like this:</text:p>
      <text:p text:style-name="P28">1. Bookmakers update their odds.</text:p>
      <text:p text:style-name="P28">2. The updates odds gets sent to our API endpoint, which updates our odds database.</text:p>
      <text:p text:style-name="P28">3. The odds database could have a replicated read-only database.</text:p>
      <text:p text:style-name="P28">4. Our sports-overview uses only the read-only version.</text:p>
      <text:p text:style-name="P28"/>
      <text:p text:style-name="P29">If so, what do we actually gain from this – we need to prototype this.</text:p>
      <text:p text:style-name="P29"/>
      <text:h text:style-name="Heading_20_3" text:outline-level="3">We need to show a diagram for what happens AFTER a placement is made</text:h>
      <text:p text:style-name="P65">Such as updating account information, sending confirmations, etc.</text:p>
      <text:p text:style-name="P65"/>
      <text:h text:style-name="P74" text:outline-level="2">0<text:span text:style-name="T60">5</text:span>.03.2025</text:h>
      <text:p text:style-name="P53"/>
      <text:h text:style-name="P83" text:outline-level="3">Compare actor model against alternatives</text:h>
      <text:p text:style-name="P53">Experimental prototyping will reveal more about whether the overhead of actors will be worth the benefits.</text:p>
      <text:p text:style-name="P58">Conclusion / What happened (<text:span text:style-name="T53">10</text:span>.03.2025): <text:span text:style-name="T53">See section about architectural prototyping.</text:span></text:p>
      <text:h text:style-name="P69" text:outline-level="1">Ideas related to tactics</text:h>
      <text:p text:style-name="Text_20_body"/>
      <text:h text:style-name="Heading_20_2" text:outline-level="2">10.02.2025</text:h>
      <text:p text:style-name="Text_20_body"/>
      <text:h text:style-name="P83" text:outline-level="3">Availability</text:h>
      <text:p text:style-name="P53">We need to monitor the health of a lot of different external sites, and should use tactics such as “heartbeat”</text:p>
      <text:p text:style-name="P53">Conclusion / What happened (04.03.2025): <text:span text:style-name="T6">Added in the tactics section for deliverable 2.</text:span></text:p>
      <text:p text:style-name="Text_20_body"/>
      <text:h text:style-name="P73" text:outline-level="2">03.03.2025</text:h>
      <text:p text:style-name="P64"/>
      <text:h text:style-name="P85" text:outline-level="3">Should we prioritize certain bets?</text:h>
      <text:p text:style-name="P59"/>
      <text:p text:style-name="P59">Such as, should a bet placement of 1,1 million be prioritized above a freebet of 50 kr.</text:p>
      <text:p text:style-name="P60"><text:span text:style-name="T61">If so we might want to look at: </text:span>Tactic: Performance: Control Resource demand: Prioritize events.</text:p>
      <text:p text:style-name="P61">Conclusion / What happened (04.03.2025): <text:span text:style-name="T6">Added in the tactics section for deliverable 2.</text:span></text:p>
      <text:p text:style-name="P64"/>
      <text:h text:style-name="P69"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40">
        <text:list-item>
          <text:p text:style-name="P146">All danish bookmakers have agreed to be part of BestBets.</text:p>
        </text:list-item>
        <text:list-item>
          <text:p text:style-name="P146">All bookmakers already have some API for placing/canceling bets.</text:p>
        </text:list-item>
        <text:list-item>
          <text:p text:style-name="P146">There are no legal troubles, such as not complying with various laws from Spillemyndighederne</text:p>
        </text:list-item>
        <text:list-item>
          <text:p text:style-name="P146">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P87" text:outline-level="3">Placing multiple bets where one fails</text:h>
      <text:p text:style-name="P63">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75" text:outline-level="2">11.02.2025</text:h>
      <text:p text:style-name="P63"/>
      <text:h text:style-name="P87" text:outline-level="3">API og Data-scraping</text:h>
      <text:p text:style-name="P63">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p text:style-name="Text_20_body"/>
      <text:p text:style-name="Text_20_body"/>
      <text:h text:style-name="P69"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4011541478" text:style-name="L41">
        <text:list-item>
          <text:p text:style-name="P147">Deposits money</text:p>
        </text:list-item>
        <text:list-item>
          <text:p text:style-name="P147">Places a bet</text:p>
        </text:list-item>
      </text:list>
      <text:list text:style-name="L42">
        <text:list-item>
          <text:list>
            <text:list-item>
              <text:p text:style-name="P148">The bet loses</text:p>
            </text:list-item>
            <text:list-item>
              <text:p text:style-name="P148">The bet wins.</text:p>
            </text:list-item>
          </text:list>
        </text:list-item>
      </text:list>
      <text:list text:continue-list="list4011541478" text:style-name="L41">
        <text:list-item>
          <text:p text:style-name="P147">Withdraws money</text:p>
        </text:list-item>
      </text:list>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text:h text:style-name="P76" text:outline-level="2">11.03.2025</text:h>
      <text:h text:style-name="P89" text:outline-level="3">Update all relevant diagrams after prototyping</text:h>
      <text:p text:style-name="P66">Once we have settled on how our forwarding from the microkernel should be handled, we need to update the diagrams in section about synthesis and perhaps overview.</text:p>
      <text:h text:style-name="Heading_20_2" text:outline-level="2"><text:soft-page-break/><text:line-break/><text:span text:style-name="T62">17.03.2025</text:span></text:h>
      <text:h text:style-name="P90" text:outline-level="3">How should the load balancer approach safety and modifiability concerns</text:h>
      <text:p text:style-name="P67">If we choose to use a load balancer instead of an actor model we sacrifice modifiability and safety. How do we ensure that it doesn’t become too much a problem. How should we handle errors and new bookmak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2" style:display-name="WW_CharLFO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3" style:display-name="WW_CharLFO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4" style:display-name="WW_CharLFO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5" style:display-name="WW_CharLFO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6" style:display-name="WW_CharLFO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7" style:display-name="WW_CharLFO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8" style:display-name="WW_CharLFO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9" style:display-name="WW_CharLFO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1" style:display-name="WW_CharLFO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2" style:display-name="WW_CharLFO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3" style:display-name="WW_CharLFO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4" style:display-name="WW_CharLFO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5" style:display-name="WW_CharLFO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6" style:display-name="WW_CharLFO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7" style:display-name="WW_CharLFO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8" style:display-name="WW_CharLFO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9" style:display-name="WW_CharLFO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1" style:display-name="WW_CharLFO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2" style:display-name="WW_CharLFO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3" style:display-name="WW_CharLFO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4" style:display-name="WW_CharLFO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5" style:display-name="WW_CharLFO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6" style:display-name="WW_CharLFO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7" style:display-name="WW_CharLFO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8" style:display-name="WW_CharLFO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9" style:display-name="WW_CharLFO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1" style:display-name="WW_CharLFO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2" style:display-name="WW_CharLFO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3" style:display-name="WW_CharLFO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4" style:display-name="WW_CharLFO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5" style:display-name="WW_CharLFO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6" style:display-name="WW_CharLFO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7" style:display-name="WW_CharLFO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8" style:display-name="WW_CharLFO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9" style:display-name="WW_CharLFO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1" style:display-name="WW_CharLFO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2" style:display-name="WW_CharLFO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3" style:display-name="WW_CharLFO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4" style:display-name="WW_CharLFO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5" style:display-name="WW_CharLFO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6" style:display-name="WW_CharLFO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7" style:display-name="WW_CharLFO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8" style:display-name="WW_CharLFO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9" style:display-name="WW_CharLFO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1" style:display-name="WW_CharLFO7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2" style:display-name="WW_CharLFO7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3" style:display-name="WW_CharLFO7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4" style:display-name="WW_CharLFO7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5" style:display-name="WW_CharLFO7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6" style:display-name="WW_CharLFO7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7" style:display-name="WW_CharLFO7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8" style:display-name="WW_CharLFO7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9" style:display-name="WW_CharLFO7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1" style:display-name="WW_CharLFO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2" style:display-name="WW_CharLFO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3" style:display-name="WW_CharLFO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4" style:display-name="WW_CharLFO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5" style:display-name="WW_CharLFO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6" style:display-name="WW_CharLFO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7" style:display-name="WW_CharLFO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8" style:display-name="WW_CharLFO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9" style:display-name="WW_CharLFO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1" style:display-name="WW_CharLFO9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2" style:display-name="WW_CharLFO9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3" style:display-name="WW_CharLFO9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4" style:display-name="WW_CharLFO9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5" style:display-name="WW_CharLFO9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6" style:display-name="WW_CharLFO9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7" style:display-name="WW_CharLFO9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8" style:display-name="WW_CharLFO9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9" style:display-name="WW_CharLFO9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1" style:display-name="WW_CharLFO10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2" style:display-name="WW_CharLFO10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3" style:display-name="WW_CharLFO10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4" style:display-name="WW_CharLFO10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5" style:display-name="WW_CharLFO10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6" style:display-name="WW_CharLFO10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7" style:display-name="WW_CharLFO10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8" style:display-name="WW_CharLFO10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9" style:display-name="WW_CharLFO10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1" style:display-name="WW_CharLFO1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2" style:display-name="WW_CharLFO1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3" style:display-name="WW_CharLFO1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4" style:display-name="WW_CharLFO1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5" style:display-name="WW_CharLFO1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6" style:display-name="WW_CharLFO1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7" style:display-name="WW_CharLFO1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8" style:display-name="WW_CharLFO1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9" style:display-name="WW_CharLFO1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1" style:display-name="WW_CharLFO1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2" style:display-name="WW_CharLFO1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3" style:display-name="WW_CharLFO1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4" style:display-name="WW_CharLFO1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5" style:display-name="WW_CharLFO1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6" style:display-name="WW_CharLFO1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7" style:display-name="WW_CharLFO1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8" style:display-name="WW_CharLFO1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9" style:display-name="WW_CharLFO1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1" style:display-name="WW_CharLFO1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2" style:display-name="WW_CharLFO1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3" style:display-name="WW_CharLFO1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4" style:display-name="WW_CharLFO1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5" style:display-name="WW_CharLFO1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6" style:display-name="WW_CharLFO1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7" style:display-name="WW_CharLFO1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8" style:display-name="WW_CharLFO1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9" style:display-name="WW_CharLFO1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1" style:display-name="WW_CharLFO1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2" style:display-name="WW_CharLFO1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3" style:display-name="WW_CharLFO1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4" style:display-name="WW_CharLFO1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5" style:display-name="WW_CharLFO1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6" style:display-name="WW_CharLFO1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7" style:display-name="WW_CharLFO1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8" style:display-name="WW_CharLFO1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9" style:display-name="WW_CharLFO1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1" style:display-name="WW_CharLFO1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2" style:display-name="WW_CharLFO1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3" style:display-name="WW_CharLFO1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4" style:display-name="WW_CharLFO1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5" style:display-name="WW_CharLFO1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6" style:display-name="WW_CharLFO1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7" style:display-name="WW_CharLFO1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8" style:display-name="WW_CharLFO1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9" style:display-name="WW_CharLFO1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1" style:display-name="WW_CharLFO16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2" style:display-name="WW_CharLFO16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3" style:display-name="WW_CharLFO16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4" style:display-name="WW_CharLFO16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5" style:display-name="WW_CharLFO16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6" style:display-name="WW_CharLFO16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7" style:display-name="WW_CharLFO16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8" style:display-name="WW_CharLFO16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9" style:display-name="WW_CharLFO16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1" style:display-name="WW_CharLFO1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2" style:display-name="WW_CharLFO1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3" style:display-name="WW_CharLFO1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4" style:display-name="WW_CharLFO1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5" style:display-name="WW_CharLFO1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6" style:display-name="WW_CharLFO1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7" style:display-name="WW_CharLFO1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8" style:display-name="WW_CharLFO1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9" style:display-name="WW_CharLFO1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3-19T11:29:28.386000000</dc:date>
    <meta:editing-cycles>95</meta:editing-cycles>
    <meta:editing-duration>PT12H45M8S</meta:editing-duration>
    <meta:document-statistic meta:table-count="1" meta:image-count="32" meta:object-count="0" meta:page-count="47" meta:paragraph-count="447" meta:word-count="6639" meta:character-count="41332" meta:non-whitespace-character-count="34999"/>
    <meta:template xlink:type="simple" xlink:actuate="onRequest" xlink:title="" xlink:href="Normal"/>
  </office:meta>
</office:document-meta>
</file>